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svg:font-family="Courier" style:font-adornments="Regular" style:font-family-generic="modern" style:font-pitch="fixed"/>
    <style:font-face style:name="Bitstream Charter" svg:font-family="'Bitstream Charter'" style:font-family-generic="roman" style:font-pitch="variable"/>
    <style:font-face style:name="Bitstream Charter1" svg:font-family="'Bitstream Charter'" style:font-family-generic="swiss" style:font-pitch="variable"/>
    <style:font-face style:name="DejaVu Sans" svg:font-family="'DejaVu Sans'" style:font-family-generic="swiss" style:font-pitch="variable"/>
    <style:font-face style:name="Droid Sans" svg:font-family="'Droid Sans'" style:font-family-generic="swiss" style:font-pitch="variable"/>
    <style:font-face style:name="DejaVu Sans1" svg:font-family="'DejaVu Sans'" style:font-family-generic="system" style:font-pitch="variable"/>
    <style:font-face style:name="微软雅黑" svg:font-family="微软雅黑" style:font-family-generic="system" style:font-pitch="variable"/>
  </office:font-face-decls>
  <office:automatic-styles>
    <style:style style:name="Table19" style:family="table">
      <style:table-properties style:width="17.59cm" table:align="margins"/>
    </style:style>
    <style:style style:name="Table19.A" style:family="table-column">
      <style:table-column-properties style:column-width="17.59cm" style:rel-column-width="65535*"/>
    </style:style>
    <style:style style:name="Table19.A1" style:family="table-cell">
      <style:table-cell-properties fo:background-color="#e6e6e6" fo:padding="0.097cm" fo:border="0.05pt solid #000000">
        <style:background-image/>
      </style:table-cell-properties>
    </style:style>
    <style:style style:name="Table1" style:family="table">
      <style:table-properties style:width="17.607cm" fo:margin-left="0cm" table:align="left"/>
    </style:style>
    <style:style style:name="Table1.A" style:family="table-column">
      <style:table-column-properties style:column-width="3.295cm"/>
    </style:style>
    <style:style style:name="Table1.B" style:family="table-column">
      <style:table-column-properties style:column-width="4.86cm"/>
    </style:style>
    <style:style style:name="Table1.C" style:family="table-column">
      <style:table-column-properties style:column-width="3.609cm"/>
    </style:style>
    <style:style style:name="Table1.D" style:family="table-column">
      <style:table-column-properties style:column-width="0.347cm"/>
    </style:style>
    <style:style style:name="Table1.E" style:family="table-column">
      <style:table-column-properties style:column-width="5.496cm"/>
    </style:style>
    <style:style style:name="Table1.A1" style:family="table-cell">
      <style:table-cell-properties fo:padding="0.097cm" fo:border-left="none" fo:border-right="none" fo:border-top="0.05pt solid #000000" fo:border-bottom="none"/>
    </style:style>
    <style:style style:name="Table1.A2" style:family="table-cell">
      <style:table-cell-properties fo:padding="0.097cm" fo:border-left="none" fo:border-right="none" fo:border-top="none" fo:border-bottom="0.05pt solid #000000"/>
    </style:style>
    <style:style style:name="Table1.A3" style:family="table-cell">
      <style:table-cell-properties fo:padding="0.097cm" fo:border="none"/>
    </style:style>
    <style:style style:name="Table2" style:family="table">
      <style:table-properties style:width="17.607cm" fo:margin-left="0cm" table:align="left"/>
    </style:style>
    <style:style style:name="Table2.A" style:family="table-column">
      <style:table-column-properties style:column-width="3.295cm"/>
    </style:style>
    <style:style style:name="Table2.B" style:family="table-column">
      <style:table-column-properties style:column-width="4.089cm"/>
    </style:style>
    <style:style style:name="Table2.C" style:family="table-column">
      <style:table-column-properties style:column-width="3.801cm"/>
    </style:style>
    <style:style style:name="Table2.D" style:family="table-column">
      <style:table-column-properties style:column-width="0.579cm"/>
    </style:style>
    <style:style style:name="Table2.E" style:family="table-column">
      <style:table-column-properties style:column-width="5.844cm"/>
    </style:style>
    <style:style style:name="Table2.A1" style:family="table-cell">
      <style:table-cell-properties fo:padding="0.097cm" fo:border-left="none" fo:border-right="none" fo:border-top="0.05pt solid #000000" fo:border-bottom="none"/>
    </style:style>
    <style:style style:name="Table2.A2" style:family="table-cell">
      <style:table-cell-properties fo:padding="0.097cm" fo:border-left="none" fo:border-right="none" fo:border-top="none" fo:border-bottom="0.05pt solid #000000"/>
    </style:style>
    <style:style style:name="Table2.A3" style:family="table-cell">
      <style:table-cell-properties fo:padding="0.097cm" fo:border="none"/>
    </style:style>
    <style:style style:name="Table3" style:family="table">
      <style:table-properties style:width="17.607cm" fo:margin-left="0cm" table:align="left"/>
    </style:style>
    <style:style style:name="Table3.A" style:family="table-column">
      <style:table-column-properties style:column-width="3.295cm"/>
    </style:style>
    <style:style style:name="Table3.B" style:family="table-column">
      <style:table-column-properties style:column-width="6.997cm"/>
    </style:style>
    <style:style style:name="Table3.C" style:family="table-column">
      <style:table-column-properties style:column-width="7.315cm"/>
    </style:style>
    <style:style style:name="Table3.A1" style:family="table-cell">
      <style:table-cell-properties fo:padding="0.097cm" fo:border-left="none" fo:border-right="none" fo:border-top="0.05pt solid #000000" fo:border-bottom="none"/>
    </style:style>
    <style:style style:name="Table3.A2" style:family="table-cell">
      <style:table-cell-properties fo:padding="0.097cm" fo:border-left="none" fo:border-right="none" fo:border-top="none" fo:border-bottom="0.05pt solid #000000"/>
    </style:style>
    <style:style style:name="Table3.A3" style:family="table-cell">
      <style:table-cell-properties fo:padding="0.097cm" fo:border="none"/>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background-color="#e6e6e6" fo:padding="0.097cm" fo:border="0.05pt solid #000000">
        <style:background-image/>
      </style:table-cell-properties>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background-color="#e6e6e6" fo:padding="0.097cm" fo:border="0.05pt solid #000000">
        <style:background-image/>
      </style:table-cell-properties>
    </style:style>
    <style:style style:name="Table6" style:family="table">
      <style:table-properties style:width="17.607cm" fo:margin-left="0cm" table:align="left"/>
    </style:style>
    <style:style style:name="Table6.A" style:family="table-column">
      <style:table-column-properties style:column-width="3.295cm"/>
    </style:style>
    <style:style style:name="Table6.B" style:family="table-column">
      <style:table-column-properties style:column-width="6.997cm"/>
    </style:style>
    <style:style style:name="Table6.C" style:family="table-column">
      <style:table-column-properties style:column-width="7.315cm"/>
    </style:style>
    <style:style style:name="Table6.A1" style:family="table-cell">
      <style:table-cell-properties fo:padding="0.097cm" fo:border-left="none" fo:border-right="none" fo:border-top="0.05pt solid #000000" fo:border-bottom="none"/>
    </style:style>
    <style:style style:name="Table6.A2" style:family="table-cell">
      <style:table-cell-properties fo:padding="0.097cm" fo:border-left="none" fo:border-right="none" fo:border-top="none" fo:border-bottom="0.05pt solid #000000"/>
    </style:style>
    <style:style style:name="Table6.A3"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Text_20_body">
      <style:text-properties fo:font-size="12pt" style:font-size-asian="12pt" style:font-size-complex="12pt"/>
    </style:style>
    <style:style style:name="P3" style:family="paragraph" style:parent-style-name="Text_20_body">
      <style:text-properties fo:font-size="12pt" style:font-size-asian="10.5pt" style:font-size-complex="12pt"/>
    </style:style>
    <style:style style:name="P4" style:family="paragraph" style:parent-style-name="Text_20_body">
      <style:text-properties fo:font-size="12pt" fo:font-weight="normal" style:font-size-asian="10.5pt" style:font-weight-asian="normal" style:font-size-complex="12pt" style:font-weight-complex="normal"/>
    </style:style>
    <style:style style:name="P5" style:family="paragraph" style:parent-style-name="Text_20_body">
      <style:text-properties fo:font-size="12pt" fo:font-weight="bold" style:font-size-asian="10.5pt" style:font-weight-asian="bold" style:font-size-complex="12pt"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end" style:justify-single-word="false" fo:background-color="transparent" style:shadow="none">
        <style:tab-stops/>
        <style:background-image/>
      </style:paragraph-properties>
    </style:style>
    <style:style style:name="P8" style:family="paragraph" style:parent-style-name="Text_20_body">
      <style:paragraph-properties fo:text-align="end" style:justify-single-word="false" fo:background-color="transparent" style:shadow="none">
        <style:tab-stops/>
        <style:background-image/>
      </style:paragraph-properties>
      <style:text-properties fo:font-size="18pt" style:font-size-asian="18pt" style:font-size-complex="18pt"/>
    </style:style>
    <style:style style:name="P9" style:family="paragraph" style:parent-style-name="Table_20_Heading">
      <style:paragraph-properties fo:text-align="start" style:justify-single-word="false"/>
      <style:text-properties fo:font-weight="bold" style:font-weight-asian="bold" style:font-weight-complex="bold"/>
    </style:style>
    <style:style style:name="P10" style:family="paragraph" style:parent-style-name="Table_20_Contents">
      <style:paragraph-properties fo:text-align="start" style:justify-single-word="false"/>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weight="normal" style:font-weight-asian="normal" style:font-weight-complex="normal"/>
    </style:style>
    <style:style style:name="P13" style:family="paragraph" style:parent-style-name="Table_20_Contents">
      <style:paragraph-properties fo:text-align="start" style:justify-single-word="false"/>
      <style:text-properties fo:font-weight="normal" style:font-weight-asian="normal" style:font-weight-complex="normal"/>
    </style:style>
    <style:style style:name="P14" style:family="paragraph" style:parent-style-name="Heading">
      <style:paragraph-properties fo:text-align="end" style:justify-single-word="false"/>
      <style:text-properties fo:font-size="28pt" fo:font-weight="bold" style:font-size-asian="28pt" style:font-weight-asian="bold" style:font-size-complex="28pt" style:font-weight-complex="bold"/>
    </style:style>
    <style:style style:name="P15" style:family="paragraph" style:parent-style-name="Heading">
      <style:text-properties fo:font-size="18pt" fo:font-weight="bold" style:font-size-asian="18pt" style:font-weight-asian="bold" style:font-size-complex="18pt" style:font-weight-complex="bold"/>
    </style:style>
    <style:style style:name="P16" style:family="paragraph" style:parent-style-name="Text_20_body">
      <style:paragraph-properties fo:break-before="page"/>
    </style:style>
    <style:style style:name="P17" style:family="paragraph" style:parent-style-name="Text_20_body">
      <style:paragraph-properties fo:break-before="page"/>
      <style:text-properties fo:font-size="12pt" style:font-size-asian="10.5pt" style:font-size-complex="12pt"/>
    </style:style>
    <style:style style:name="P18" style:family="paragraph" style:parent-style-name="Heading">
      <style:paragraph-properties fo:break-before="page"/>
      <style:text-properties fo:font-size="18pt" fo:font-weight="bold" style:font-size-asian="18pt" style:font-weight-asian="bold" style:font-size-complex="18pt" style:font-weight-complex="bold"/>
    </style:style>
    <style:style style:name="P19" style:family="paragraph" style:parent-style-name="Standard">
      <style:paragraph-properties style:text-autospace="none"/>
      <style:text-properties fo:color="#ffffff" style:font-name="DejaVu Sans" fo:font-size="16pt" fo:font-style="normal" fo:font-weight="normal" style:font-name-asian="DejaVu Sans" style:font-size-asian="16pt" style:font-style-asian="normal" style:font-weight-asian="normal" style:font-name-complex="DejaVu Sans" style:font-size-complex="16pt" style:font-style-complex="normal" style:font-weight-complex="normal"/>
    </style:style>
    <style:style style:name="P20" style:family="paragraph" style:parent-style-name="Standard">
      <style:text-properties fo:font-size="12pt" fo:font-weight="normal" style:font-size-asian="10.5pt" style:font-weight-asian="normal" style:font-size-complex="12pt" style:font-weight-complex="normal"/>
    </style:style>
    <style:style style:name="P21" style:family="paragraph" style:parent-style-name="Heading_20_1">
      <style:text-properties fo:color="#ffffff" style:font-name="DejaVu Sans" fo:font-size="32pt" fo:font-style="normal" fo:font-weight="normal" style:font-name-asian="DejaVu Sans" style:font-size-asian="32pt" style:font-style-asian="normal" style:font-weight-asian="normal" style:font-name-complex="DejaVu Sans" style:font-size-complex="32pt" style:font-style-complex="normal" style:font-weight-complex="normal"/>
    </style:style>
    <style:style style:name="P22" style:family="paragraph" style:parent-style-name="Heading_20_2" style:list-style-name=""/>
    <style:style style:name="P23" style:family="paragraph" style:parent-style-name="Heading_20_2">
      <style:paragraph-properties fo:break-before="page"/>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start" style:justify-single-word="false"/>
      <style:text-properties fo:font-weight="normal" style:font-weight-asian="normal" style:font-weight-complex="normal"/>
    </style:style>
    <style:style style:name="P26" style:family="paragraph" style:parent-style-name="Table_20_Heading">
      <style:paragraph-properties fo:text-align="start" style:justify-single-word="false"/>
      <style:text-properties fo:font-weight="bold" style:font-weight-asian="bold" style:font-weight-complex="bold"/>
    </style:style>
    <style:style style:name="P27" style:family="paragraph" style:parent-style-name="Text_20_body" style:master-page-name="First_20_Page">
      <style:paragraph-properties style:page-number="auto"/>
    </style:style>
    <style:style style:name="P28" style:family="paragraph" style:parent-style-name="Text_20_body" style:list-style-name="L1">
      <style:text-properties fo:font-size="12pt" fo:font-weight="normal" style:font-size-asian="10.5pt" style:font-weight-asian="normal" style:font-size-complex="12pt" style:font-weight-complex="normal"/>
    </style:style>
    <style:style style:name="P29" style:family="paragraph" style:parent-style-name="Text_20_body">
      <style:text-properties fo:font-size="12pt" style:font-size-asian="10.5pt" style:font-size-complex="12pt"/>
    </style:style>
    <style:style style:name="P30" style:family="paragraph" style:parent-style-name="Text_20_body" style:list-style-name="L2">
      <style:text-properties fo:font-size="12pt" style:font-size-asian="10.5pt" style:font-size-complex="12pt"/>
    </style:style>
    <style:style style:name="P31" style:family="paragraph" style:parent-style-name="Text_20_body" style:list-style-name="L3"/>
    <style:style style:name="P32" style:family="paragraph">
      <style:paragraph-properties fo:text-align="center"/>
    </style:style>
    <style:style style:name="P33" style:family="paragraph">
      <style:paragraph-properties fo:text-align="center"/>
      <style:text-properties fo:color="#ffffff" style:font-name="Droid Sans" fo:font-size="88pt" style:font-size-asian="88pt" style:font-size-complex="88pt"/>
    </style:style>
    <style:style style:name="P34" style:family="paragraph">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style:text-position="super 58%" fo:font-size="16pt" fo:font-weight="bold" style:font-size-asian="16pt" style:font-weight-asian="bold" style:font-size-complex="16pt"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style:font-name="Bitstream Charter" fo:font-size="12pt" fo:font-style="normal" fo:font-weight="normal" style:font-name-asian="Bitstream Charter" style:font-size-asian="12pt" style:font-style-asian="normal" style:font-weight-asian="normal" style:font-name-complex="Bitstream Charter" style:font-size-complex="12pt" style:font-style-complex="normal" style:font-weight-complex="normal"/>
    </style:style>
    <style:style style:name="T6" style:family="text">
      <style:text-properties fo:color="#ffffff" style:font-name="Droid Sans" fo:font-size="88pt" style:font-size-asian="88pt" style:font-size-complex="88pt"/>
    </style:style>
    <style:style style:name="T7" style:family="text">
      <style:text-properties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999999"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ffffff"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draw:textarea-vertical-align="middle" fo:min-height="4.4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99cc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cc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ffff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e6e6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7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ffcc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7"/>
      <text:p text:style-name="P7"/>
      <text:p text:style-name="P7"/>
      <text:p text:style-name="P7"/>
      <text:p text:style-name="P7"/>
      <text:p text:style-name="P7"/>
      <text:p text:style-name="P7"/>
      <text:p text:style-name="P7"/>
      <text:p text:style-name="P7"/>
      <text:p text:style-name="P7"/>
      <text:p text:style-name="P7"/>
      <text:p text:style-name="P14">M<text:span text:style-name="T2">3</text:span> Specification</text:p>
      <text:p text:style-name="P14">Version 1</text:p>
      <text:p text:style-name="P8"/>
      <text:p text:style-name="P18"><text:bookmark text:name="__RefHeading__821_327620544"/>General<text:bookmark-end text:name="__RefHeading__821_327620544"/></text:p>
      <text:p text:style-name="Text_20_body"><text:span text:style-name="T4">M</text:span><text:span text:style-name="T3">3</text:span> or Mass Multi-player Minesweeper is a multi-player minesweeper game developed in order to make a presentation. </text:p>
      <text:p text:style-name="P15">Rule</text:p>
      <text:p text:style-name="Text_20_body">At first, one player create a server instance and join as the master of the game.</text:p>
      <text:p text:style-name="Text_20_body">Master have permission to adjust the game parameters.</text:p>
      <text:p text:style-name="Text_20_body">Master may waiting for others to join or just start the 1 player game.</text:p>
      <text:p text:style-name="Text_20_body">The first click of every user should never be a MINE.</text:p>
      <text:p text:style-name="Text_20_body">The server stat the total opened block in the map for each player.</text:p>
      <text:p text:style-name="Text_20_body">The client will display the field with color of others.</text:p>
      <text:p text:style-name="Text_20_body">Game can has time limit and field size limit or just speed race.</text:p>
      <text:p text:style-name="Text_20_body">The 3BV and other important variables should be calculated in the minefield.</text:p>
      <text:p text:style-name="Text_20_body">Game ends when time-up or field clear or one user win or all users died.</text:p>
      <text:p text:style-name="Text_20_body">Winner rule is defined in game parameters.</text:p>
      <text:p text:style-name="Text_20_body">Basic minesweeper rules.</text:p>
      <text:p text:style-name="P15">Reference</text:p>
      <text:p text:style-name="Text_20_body">http://www.minesweeper.info/wiki/3BV</text:p>
      <text:p text:style-name="Text_20_body"/>
      <text:p text:style-name="Text_20_body"/>
      <text:p text:style-name="P16"/>
      <text:p text:style-name="Text_20_body"/>
      <text:p text:style-name="Text_20_body"/>
      <text:p text:style-name="Text_20_body"><draw:rect text:anchor-type="paragraph" draw:z-index="0" draw:style-name="gr1" draw:text-style-name="P32" svg:width="21.589cm" svg:height="4.44cm" svg:x="-2cm" svg:y="0.303cm"><text:p/></draw:rect><draw:frame text:anchor-type="paragraph" draw:z-index="2" draw:style-name="gr3" draw:text-style-name="P33" svg:width="3.811cm" svg:height="4.405cm" svg:x="15.776cm" svg:y="0.303cm"><draw:text-box><text:p text:style-name="P32"><text:span text:style-name="T6">1</text:span></text:p></draw:text-box></draw:frame><draw:rect text:anchor-type="paragraph" draw:z-index="1" draw:style-name="gr2" draw:text-style-name="P32" svg:width="0.371cm" svg:height="4.964cm" svg:x="15.399cm" svg:y="-0.062cm"><text:p/></draw:rect></text:p>
      <text:p text:style-name="Text_20_body"/>
      <text:p text:style-name="P19">CHAPTER 1</text:p>
      <text:h text:style-name="P21" text:outline-level="1"><text:bookmark text:name="__RefHeading__825_327620544"/>Environment &amp; Techs<text:bookmark-end text:name="__RefHeading__825_327620544"/></text:h>
      <text:p text:style-name="Text_20_body"/>
      <text:p text:style-name="Text_20_body"/>
      <text:p text:style-name="Text_20_body">This section discuss the build environment and technologies using in the project. This chapter also give a brief architecture of the whole system.</text:p>
      <text:p text:style-name="Text_20_body"/>
      <text:p text:style-name="P16"/>
      <text:h text:style-name="Heading_20_2" text:outline-level="2">Environment</text:h>
      <text:h text:style-name="Heading_20_3" text:outline-level="3">OS</text:h>
      <text:p text:style-name="Text_20_body">Development will mostly be done under a <text:span text:style-name="T1">Unix-liked</text:span> or <text:span text:style-name="T1">Linux</text:span> based Operating System. </text:p>
      <text:p text:style-name="Text_20_body">Also Windows is allowed for development of Qt, but not promoted.</text:p>
      <text:h text:style-name="Heading_20_3" text:outline-level="3">Development Tools</text:h>
      <text:p text:style-name="Text_20_body"><text:span text:style-name="T1">Qt4</text:span> Development Suite is used for the current project.</text:p>
      <text:p text:style-name="Text_20_body">The environment should include a full Qt4 support.</text:p>
      <text:h text:style-name="Heading_20_3" text:outline-level="3">Building</text:h>
      <text:p text:style-name="Text_20_body"><text:span text:style-name="T1">GCC</text:span> of course...</text:p>
      <text:h text:style-name="Heading_20_3" text:outline-level="3">Image Processing and UI Design</text:h>
      <text:p text:style-name="Text_20_body"><text:span text:style-name="T1">GIMP</text:span> is used for image processing</text:p>
      <text:p text:style-name="Text_20_body">A UI draft tool called <text:span text:style-name="T1">Pencil</text:span> available as a Firefox plugin or standalone version is used to make a static User Interface design.</text:p>
      <text:p text:style-name="Text_20_body"><text:span text:style-name="T1">= =#</text:span> No suitable tool found for make a full dynamic UX modeling.</text:p>
      <text:p text:style-name="Text_20_body"/>
      <text:p text:style-name="P16"/>
      <text:h text:style-name="Heading_20_2" text:outline-level="2">Technologies</text:h>
      <text:h text:style-name="Heading_20_3" text:outline-level="3">HTTP Based stateless communication </text:h>
      <text:p text:style-name="Text_20_body">The connection between connectors will be implemented in an HTTP way and some of comet skills such as long polling.</text:p>
      <text:h text:style-name="Heading_20_3" text:outline-level="3">Qt4 Animation Framework</text:h>
      <text:p text:style-name="Text_20_body">Using the Qt4 Animation Framework will make the effect more effective (IMPORTANT in the presentation)</text:p>
      <text:h text:style-name="Heading_20_3" text:outline-level="3">UDP based Game Host Auto-detect</text:h>
      <text:p text:style-name="Text_20_body">Use the UDP broadcast to test for hosts in a local area network.</text:p>
      <text:h text:style-name="Heading_20_3" text:outline-level="3">JSON Remote Procedure Call</text:h>
      <text:p text:style-name="Text_20_body">HTTP Method with a post and a JSON data format embedded to get a peer protocol between client and server. The basic idea is that the client RPC the server and server RPC the client in a same way.</text:p>
      <text:h text:style-name="P23" text:outline-level="2">Deploy Architecture</text:h>
      <text:p text:style-name="P2">Basic system is divided into the part of <text:span text:style-name="T1">client</text:span>, <text:span text:style-name="T1">server</text:span> and <text:span text:style-name="T1">wrapper</text:span>.</text:p>
      <text:p text:style-name="P2">Server and client are wrapped in the wrapper and deployed to the end user.</text:p>
      <text:p text:style-name="P2">User start-up the wrapper and then choose the working mode. The server mode will start a server thread and a client thread with local connection parameter; client mode will start a client and ask for the user for a server address.</text:p>
      <text:p text:style-name="Standard">The host detecting function using UDP broadcast to search for hosts in the local network may also be implemented on the wrapper.</text:p>
      <text:p text:style-name="Standard"/>
      <text:p text:style-name="P16"/>
      <text:p text:style-name="Text_20_body"/>
      <text:p text:style-name="Text_20_body"/>
      <text:p text:style-name="Text_20_body"><draw:rect text:anchor-type="paragraph" draw:z-index="3" draw:style-name="gr1" draw:text-style-name="P32" svg:width="21.589cm" svg:height="4.44cm" svg:x="-2cm" svg:y="0.303cm"><text:p/></draw:rect><draw:rect text:anchor-type="paragraph" draw:z-index="4" draw:style-name="gr2" draw:text-style-name="P32" svg:width="0.371cm" svg:height="4.964cm" svg:x="15.399cm" svg:y="-0.062cm"><text:p/></draw:rect><draw:frame text:anchor-type="paragraph" draw:z-index="5" draw:style-name="gr3" draw:text-style-name="P33" svg:width="3.811cm" svg:height="4.405cm" svg:x="15.776cm" svg:y="0.303cm"><draw:text-box><text:p text:style-name="P32"><text:span text:style-name="T6">2</text:span></text:p></draw:text-box></draw:frame></text:p>
      <text:p text:style-name="Text_20_body"/>
      <text:p text:style-name="P19">CHAPTER 2</text:p>
      <text:h text:style-name="P21" text:outline-level="1"><text:bookmark text:name="__RefHeading__825_3276205441"/>Connector<text:bookmark-end text:name="__RefHeading__825_3276205441"/></text:h>
      <text:p text:style-name="Text_20_body"/>
      <text:p text:style-name="Text_20_body"/>
      <text:p text:style-name="P4">Connector is a program component for both the client and server which keep a protocol and provide primitives for client and server.</text:p>
      <text:p text:style-name="P4"/>
      <text:p text:style-name="P4"><draw:frame text:anchor-type="paragraph" draw:z-index="18" draw:style-name="gr8" draw:text-style-name="P32" svg:width="1.758cm" svg:height="1.324cm" svg:x="7.712cm" svg:y="2.018cm"><draw:text-box><text:p text:style-name="P32">Network Transfer</text:p></draw:text-box></draw:frame><draw:line text:anchor-type="paragraph" draw:z-index="17" draw:style-name="gr7" draw:text-style-name="P32" svg:x1="9.261cm" svg:y1="1.612cm" svg:x2="8.169cm" svg:y2="1.612cm"><text:p/></draw:line><draw:line text:anchor-type="paragraph" draw:z-index="16" draw:style-name="gr7" draw:text-style-name="P32" svg:x1="8.169cm" svg:y1="1.612cm" svg:x2="10.392cm" svg:y2="2.018cm"><text:p/></draw:line><draw:line text:anchor-type="paragraph" draw:z-index="15" draw:style-name="gr7" draw:text-style-name="P32" svg:x1="9.261cm" svg:y1="0.921cm" svg:x2="8.169cm" svg:y2="1.612cm"><text:p/></draw:line><draw:line text:anchor-type="paragraph" draw:z-index="14" draw:style-name="gr7" draw:text-style-name="P32" svg:x1="7.135cm" svg:y1="1.612cm" svg:x2="8.169cm" svg:y2="1.612cm"><text:p/></draw:line><draw:custom-shape text:anchor-type="paragraph" draw:z-index="12" draw:style-name="gr6" draw:text-style-name="P32" svg:width="1.463cm" svg:height="1.519cm" svg:x="10.391cm" svg:y="1.203cm"><text:p text:style-name="P32">Conn.</text:p><draw:enhanced-geometry svg:viewBox="0 0 21600 21600" draw:type="rectangle" draw:enhanced-path="M 0 0 L 21600 0 21600 21600 0 21600 0 0 Z N"/></draw:custom-shape><draw:custom-shape text:anchor-type="paragraph" draw:z-index="10" draw:style-name="gr6" draw:text-style-name="P32" svg:width="1.463cm" svg:height="1.519cm" svg:x="9.26cm" svg:y="0.122cm"><text:p text:style-name="P32">Conn.</text:p><draw:enhanced-geometry svg:viewBox="0 0 21600 21600" draw:type="rectangle" draw:enhanced-path="M 0 0 L 21600 0 21600 21600 0 21600 0 0 Z N"/></draw:custom-shape><draw:custom-shape text:anchor-type="paragraph" draw:z-index="9" draw:style-name="gr6" draw:text-style-name="P32" svg:width="1.463cm" svg:height="1.519cm" svg:x="9.814cm" svg:y="0.672cm"><text:p text:style-name="P32">Conn.</text:p><draw:enhanced-geometry svg:viewBox="0 0 21600 21600" draw:type="rectangle" draw:enhanced-path="M 0 0 L 21600 0 21600 21600 0 21600 0 0 Z N"/></draw:custom-shape><draw:custom-shape text:anchor-type="paragraph" draw:z-index="8" draw:style-name="gr6" draw:text-style-name="P32" svg:width="1.463cm" svg:height="1.519cm" svg:x="5.673cm" svg:y="0.82cm"><text:p text:style-name="P32">Conn.</text:p><draw:enhanced-geometry svg:viewBox="0 0 21600 21600" draw:type="rectangle" draw:enhanced-path="M 0 0 L 21600 0 21600 21600 0 21600 0 0 Z N"/></draw:custom-shape><draw:custom-shape text:anchor-type="paragraph" draw:z-index="13" draw:style-name="gr5" draw:text-style-name="P32" svg:width="5.005cm" svg:height="1.516cm" svg:x="11.853cm" svg:y="1.203cm"><text:p text:style-name="P32">Client Window</text:p><draw:enhanced-geometry svg:viewBox="0 0 21600 21600" draw:type="rectangle" draw:enhanced-path="M 0 0 L 21600 0 21600 21600 0 21600 0 0 Z N"/></draw:custom-shape><draw:custom-shape text:anchor-type="paragraph" draw:z-index="11" draw:style-name="gr5" draw:text-style-name="P32" svg:width="5.005cm" svg:height="1.516cm" svg:x="10.723cm" svg:y="0.122cm"><text:p text:style-name="P32">Client Window</text:p><draw:enhanced-geometry svg:viewBox="0 0 21600 21600" draw:type="rectangle" draw:enhanced-path="M 0 0 L 21600 0 21600 21600 0 21600 0 0 Z N"/></draw:custom-shape><draw:custom-shape text:anchor-type="paragraph" draw:z-index="7" draw:style-name="gr5" draw:text-style-name="P32" svg:width="5.005cm" svg:height="1.516cm" svg:x="11.277cm" svg:y="0.676cm"><text:p text:style-name="P32">Client Window</text:p><draw:enhanced-geometry svg:viewBox="0 0 21600 21600" draw:type="rectangle" draw:enhanced-path="M 0 0 L 21600 0 21600 21600 0 21600 0 0 Z N"/></draw:custom-shape><draw:custom-shape text:anchor-type="paragraph" draw:z-index="6" draw:style-name="gr4" draw:text-style-name="P32" svg:width="5.005cm" svg:height="1.516cm" svg:x="0.669cm" svg:y="0.82cm"><text:p text:style-name="P32">Server Instance</text:p><draw:enhanced-geometry svg:viewBox="0 0 21600 21600" draw:type="rectangle" draw:enhanced-path="M 0 0 L 21600 0 21600 21600 0 21600 0 0 Z N"/></draw:custom-shape></text:p>
      <text:p text:style-name="P4"/>
      <text:p text:style-name="P4"/>
      <text:p text:style-name="P4"/>
      <text:p text:style-name="P4"/>
      <text:p text:style-name="P4"/>
      <text:p text:style-name="P4">The Connector encapsulate the network transfer details and provide service to both server and client window in two different set of primitives.</text:p>
      <text:h text:style-name="P23" text:outline-level="2">Server Side Interface</text:h>
      <text:p text:style-name="P4">Server side interface provides service to start a network listen, accept players, and dispatch operations to the Processors(Conductor in the diagram)</text:p>
      <text:p text:style-name="P4"><draw:custom-shape text:anchor-type="paragraph" draw:z-index="19" draw:style-name="gr6" draw:text-style-name="P32" svg:width="4.398cm" svg:height="1.519cm" svg:x="6.876cm" svg:y="0.4cm"><text:p text:style-name="P32">Connector</text:p><draw:enhanced-geometry svg:viewBox="0 0 21600 21600" draw:type="rectangle" draw:enhanced-path="M 0 0 L 21600 0 21600 21600 0 21600 0 0 Z N"/></draw:custom-shape></text:p>
      <text:p text:style-name="P4"/>
      <text:p text:style-name="P4"/>
      <text:p text:style-name="P4"><draw:rect text:anchor-type="paragraph" draw:z-index="21" draw:style-name="gr9" draw:text-style-name="P32" svg:width="3.246cm" svg:height="1.378cm" svg:x="3.383cm" svg:y="0.15cm"><text:p text:style-name="P32">Player</text:p></draw:rect><draw:rect text:anchor-type="paragraph" draw:z-index="20" draw:style-name="gr9" draw:text-style-name="P32" svg:width="3.246cm" svg:height="1.378cm" svg:x="11.395cm" svg:y="0.169cm"><text:p text:style-name="P32">Game</text:p></draw:rect><draw:line text:anchor-type="paragraph" draw:z-index="28" draw:style-name="gr7" draw:text-style-name="P32" svg:x1="8.963cm" svg:y1="-0.108cm" svg:x2="6.629cm" svg:y2="0.661cm"><text:p/></draw:line><draw:line text:anchor-type="paragraph" draw:z-index="29" draw:style-name="gr7" draw:text-style-name="P32" svg:x1="8.962cm" svg:y1="-0.108cm" svg:x2="11.394cm" svg:y2="0.589cm"><text:p/></draw:line><draw:frame text:anchor-type="paragraph" draw:z-index="30" draw:style-name="gr10" svg:width="1.733cm" svg:height="0.63cm" svg:x="8.338cm" svg:y="0.152cm"><draw:text-box><text:p>Routing</text:p></draw:text-box></draw:frame></text:p>
      <text:p text:style-name="P4"/>
      <text:p text:style-name="P4"><draw:rect text:anchor-type="paragraph" draw:z-index="26" draw:style-name="gr9" draw:text-style-name="P32" svg:width="3.246cm" svg:height="1.378cm" svg:x="13.102cm" svg:y="0.441cm"><text:p text:style-name="P32">Conductor D</text:p><text:p text:style-name="P32"><text:span text:style-name="T7">Open Field</text:span></text:p></draw:rect></text:p>
      <text:p text:style-name="P4"><draw:rect text:anchor-type="paragraph" draw:z-index="27" draw:style-name="gr9" draw:text-style-name="P32" svg:width="3.246cm" svg:height="1.378cm" svg:x="9.663cm" svg:y="-0.21cm"><text:p text:style-name="P32">Conductor C</text:p><text:p text:style-name="P32"><text:span text:style-name="T7">Game Start</text:span></text:p></draw:rect><draw:rect text:anchor-type="paragraph" draw:z-index="25" draw:style-name="gr9" draw:text-style-name="P32" svg:width="3.246cm" svg:height="1.378cm" svg:x="6.655cm" svg:y="1.522cm"><text:p text:style-name="P32">Conductor F</text:p><text:p text:style-name="P32"><text:span text:style-name="T7">Broadcast Message</text:span></text:p></draw:rect><draw:rect text:anchor-type="paragraph" draw:z-index="24" draw:style-name="gr9" draw:text-style-name="P32" svg:width="3.246cm" svg:height="1.378cm" svg:x="5.117cm" svg:y="-0.185cm"><text:p text:style-name="P32">Conductor B</text:p><text:p text:style-name="P32"><text:span text:style-name="T7">Player Chat</text:span></text:p></draw:rect><draw:rect text:anchor-type="paragraph" draw:z-index="23" draw:style-name="gr9" draw:text-style-name="P32" svg:width="3.246cm" svg:height="1.378cm" svg:x="3.41cm" svg:y="1.522cm"><text:p text:style-name="P32">Conductor E</text:p><text:p text:style-name="P32"><text:span text:style-name="T7">Send Message</text:span></text:p></draw:rect><draw:rect text:anchor-type="paragraph" draw:z-index="22" draw:style-name="gr9" draw:text-style-name="P32" svg:width="3.897cm" svg:height="1.378cm" svg:x="0.882cm" svg:y="-0.21cm"><text:p text:style-name="P32">Conductor A</text:p><text:p text:style-name="P32"><text:span text:style-name="T7">Deal with Player Add</text:span></text:p></draw:rect></text:p>
      <text:p text:style-name="P4"/>
      <text:p text:style-name="P4"/>
      <text:p text:style-name="P4"/>
      <text:p text:style-name="P4"/>
      <text:p text:style-name="P4">So, a server side connector provides register functions for Processors to be registered and provides an event based programming style interface to the server.</text:p>
      <text:list xml:id="list276377373" text:style-name="L1">
        <text:list-item>
          <text:p text:style-name="P28">Connector maintain the session and the connection.</text:p>
        </text:list-item>
        <text:list-item>
          <text:p text:style-name="P28">The sessions will be managed in group, the user session will have access to the sessions in the same group to perform actions. The interface of Session will be described later.</text:p>
        </text:list-item>
        <text:list-item>
          <text:p text:style-name="P28">Connector will recognize what the request is and use a factory method to get an instance of corresponding Processor.</text:p>
        </text:list-item>
        <text:list-item>
          <text:p text:style-name="P28">Connector will decide who is the user (User in the layer of session, not view) and pass information to Processor</text:p>
        </text:list-item>
        <text:list-item>
          <text:p text:style-name="P28">Connector keep the context (state) in a Memento Pattern (Means that connector doesn't care about what is in memory)</text:p>
        </text:list-item>
      </text:list>
      <text:p text:style-name="P4">The interface of Processors will be described later.</text:p>
      <text:p text:style-name="P4"/>
      <text:p text:style-name="P20"/>
      <text:h text:style-name="P23" text:outline-level="2">Client Side Interface</text:h>
      <text:p text:style-name="P4">Client side interface is simpler, provide register interface to register handlers (we call Processor as Listener on the client side), the diagram is exactly the same as the server side.</text:p>
      <text:list xml:id="list878098877" text:continue-numbering="true" text:style-name="L1">
        <text:list-item>
          <text:p text:style-name="P28">A set of parameter needed to initialize the connector(Address, Port...)</text:p>
        </text:list-item>
        <text:list-item>
          <text:p text:style-name="P28">Connector will maintain only one context and one connection</text:p>
        </text:list-item>
        <text:list-item>
          <text:p text:style-name="P28">All I/O actions performed by the Client Processor will be asynchronized by and RPC request form server to client (defined by objects in Context)</text:p>
        </text:list-item>
      </text:list>
      <text:p text:style-name="P4"/>
      <text:p text:style-name="Standard"/>
      <text:p text:style-name="P16"/>
      <text:p text:style-name="Text_20_body"/>
      <text:p text:style-name="Text_20_body"><draw:rect text:anchor-type="paragraph" draw:z-index="32" draw:style-name="gr2" draw:text-style-name="P32" svg:width="0.371cm" svg:height="5.12cm" svg:x="15.399cm" svg:y="0.473cm"><text:p/></draw:rect></text:p>
      <text:p text:style-name="Text_20_body"><draw:rect text:anchor-type="paragraph" draw:z-index="31" draw:style-name="gr1" draw:text-style-name="P32" svg:width="21.589cm" svg:height="4.44cm" svg:x="-2cm" svg:y="0.303cm"><text:p/></draw:rect><draw:frame text:anchor-type="paragraph" draw:z-index="33" draw:style-name="gr3" draw:text-style-name="P33" svg:width="3.811cm" svg:height="4.405cm" svg:x="15.776cm" svg:y="0.303cm"><draw:text-box><text:p text:style-name="P32"><text:span text:style-name="T6">3</text:span></text:p></draw:text-box></draw:frame></text:p>
      <text:p text:style-name="Text_20_body"/>
      <text:p text:style-name="P19">CHAPTER 3</text:p>
      <text:h text:style-name="P21" text:outline-level="1">Server Logic Programming</text:h>
      <text:p text:style-name="Text_20_body"/>
      <text:p text:style-name="P4"/>
      <text:p text:style-name="P4">This section describe the logic programming part of the server. Concept of Processor will be described in this section. Processor make the logic event driven and more flexible, reusable.</text:p>
      <text:p text:style-name="P4">This chapter also describes the Context object interface and how the server should make use of it to get state and other things.</text:p>
      <text:p text:style-name="Text_20_body">Server logic mainly implement the action function of the processor interface. Server response the requested client with a return phase. Processor procedure can also send message to other sessions by accessing the Session objects in the context and perform the raw send method.</text:p>
      <text:h text:style-name="P23" text:outline-level="2">Processor</text:h>
      <text:p text:style-name="P3">Processor is an unified interface to perform operations defined as:</text:p>
      <text:p text:style-name="P3"/>
      <table:table table:name="Table19" table:style-name="Table19">
        <table:table-column table:style-name="Table19.A"/>
        <table:table-row>
          <table:table-cell table:style-name="Table19.A1" office:value-type="string">
            <text:p text:style-name="P3">Interface {</text:p>
            <text:p text:style-name="P3"><text:tab/>Response action(Local Context, Global Context); // Core logic</text:p>
            <text:p text:style-name="P3"><text:tab/>static Interface instance(); // Factory method to inst processor</text:p>
            <text:p text:style-name="P3"><text:tab/>static char* id(); // The identifier</text:p>
            <text:p text:style-name="P3">}</text:p>
          </table:table-cell>
        </table:table-row>
      </table:table>
      <text:p text:style-name="P3"/>
      <text:p text:style-name="P3">And by invoking action(ctx1, ctx2) the processor will be run by the connector</text:p>
      <text:list xml:id="list239642636" text:style-name="L2">
        <text:list-item>
          <text:p text:style-name="P30"><text:span text:style-name="T1">Local Context</text:span> contains the user sessions.</text:p>
        </text:list-item>
        <text:list-item>
          <text:p text:style-name="P30"><text:span text:style-name="T1">Global Context</text:span> contains global settings, such as database handler, Read-Only!</text:p>
        </text:list-item>
        <text:list-item>
          <text:p text:style-name="P30"><text:span text:style-name="T1">Return</text:span> value will be recognized as response and have a copy stored in local context as:</text:p>
          <text:list>
            <text:list-item>
              <text:p text:style-name="P30">I@`id()`=”Response Copy”</text:p>
            </text:list-item>
          </text:list>
        </text:list-item>
        <text:list-item>
          <text:p text:style-name="P30"><text:span text:style-name="T1">Return a null value</text:span> will ignore the response action.</text:p>
        </text:list-item>
      </text:list>
      <text:p text:style-name="P3">The two context can be directly accessed from Connector on client side, but hidden on server side.</text:p>
      <text:p text:style-name="P5">&gt;&gt;&gt; NOTE!!!</text:p>
      <text:p text:style-name="P3"><text:tab/>The Request-and-Response pattern may be deprecated!!!</text:p>
      <text:p text:style-name="P3"><text:tab/>That is to say: No response! But an S-C RPC instead.</text:p>
      <text:h text:style-name="Heading_20_2" text:outline-level="2">Local Context</text:h>
      <text:p text:style-name="Text_20_body">Local Context is a structure indicating the session group. Basically contains the context id, state flag, session number, current request session id, session objects and an extra data field storing the user defined context state.</text:p>
      <text:p text:style-name="Text_20_body">Local Context can perform actions of add_session, remove_session, etc.</text:p>
      <text:p text:style-name="Text_20_body">Local context will has two special fields to perform action to the request initial and all sessions in Local Context.</text:p>
      <text:p text:style-name="Text_20_body"/>
      <text:p text:style-name="P17"/>
      <text:h text:style-name="Heading_20_2" text:outline-level="2">Basic Context Elements</text:h>
      <text:h text:style-name="Heading_20_3" text:outline-level="3">Session</text:h>
      <text:p text:style-name="Text_20_body">Session Object specified actions and store the basic information of users in the current Context.</text:p>
      <text:p text:style-name="Text_20_body">A session object typically contains a field to store the states of the session, this field is user defined Object used to store the extra user data(Store the nickname or other user specified information not relate to the connection/connector).</text:p>
      <text:p text:style-name="Text_20_body">Session object provide interface for the processors to send data on the channel of the session and establish a mapping between extra user information and the connection.</text:p>
      <text:h text:style-name="Heading_20_3" text:outline-level="3">Extra Data Field</text:h>
      <text:p text:style-name="Text_20_body">Store the data object that not related to the connector. Because the connector need not to know the detail of the Local Context concretely stand for.</text:p>
      <text:p text:style-name="Text_20_body">Extra Data Field is designed to be used as a pointer to the storage of data such as mine field parameters, 3BV information, Mine field information and other room based information produced/calculated by the processor.</text:p>
      <text:p text:style-name="Text_20_body"><draw:frame text:anchor-type="paragraph" draw:z-index="43" draw:style-name="gr11" draw:text-style-name="P34" svg:width="3.105cm" svg:height="0.705cm" svg:x="0.279cm" svg:y="0.236cm"><draw:text-box><text:p><text:span text:style-name="T1">Local Context</text:span></text:p></draw:text-box></draw:frame></text:p>
      <text:p text:style-name="Text_20_body"/>
      <text:p text:style-name="Text_20_body"><draw:rect text:anchor-type="paragraph" draw:z-index="53" draw:style-name="gr12" draw:text-style-name="P32" svg:width="2.984cm" svg:height="1.378cm" svg:x="1.819cm" svg:y="0.09cm"><text:p text:style-name="P32">Exec. Path</text:p></draw:rect><draw:rect text:anchor-type="paragraph" draw:z-index="54" draw:style-name="gr12" draw:text-style-name="P32" svg:width="2.984cm" svg:height="1.378cm" svg:x="4.801cm" svg:y="0.09cm"><text:p text:style-name="P32">Next Proc.</text:p></draw:rect><draw:rect text:anchor-type="paragraph" draw:z-index="55" draw:style-name="gr12" draw:text-style-name="P32" svg:width="2.984cm" svg:height="1.378cm" svg:x="7.784cm" svg:y="0.09cm"><text:p text:style-name="P32">Prev Proc.</text:p></draw:rect><draw:rect text:anchor-type="paragraph" draw:z-index="47" draw:style-name="gr12" draw:text-style-name="P32" svg:width="0.939cm" svg:height="2.759cm" svg:x="0.88cm" svg:y="0.086cm"><text:p text:style-name="P32">ID</text:p></draw:rect></text:p>
      <text:p text:style-name="Text_20_body"><draw:rect text:anchor-type="paragraph" draw:z-index="45" draw:style-name="gr12" draw:text-style-name="P32" svg:width="3.85cm" svg:height="1.378cm" svg:x="3.718cm" svg:y="0.792cm"><text:p text:style-name="P32">Session Count</text:p></draw:rect><draw:rect text:anchor-type="paragraph" draw:z-index="44" draw:style-name="gr12" draw:text-style-name="P32" svg:width="1.9cm" svg:height="1.378cm" svg:x="1.819cm" svg:y="0.792cm"><text:p text:style-name="P32">State</text:p></draw:rect></text:p>
      <text:p text:style-name="Text_20_body"><draw:rect text:anchor-type="paragraph" draw:z-index="46" draw:style-name="gr12" draw:text-style-name="P32" svg:width="3.2cm" svg:height="1.378cm" svg:x="7.567cm" svg:y="0.116cm"><text:p text:style-name="P32">Sessions</text:p></draw:rect><draw:rect text:anchor-type="paragraph" draw:z-index="50" draw:style-name="gr9" draw:text-style-name="P32" svg:width="5.894cm" svg:height="1.378cm" svg:x="10.767cm" svg:y="0.116cm"><text:p text:style-name="P32">Extra Pointer</text:p></draw:rect></text:p>
      <text:p text:style-name="Text_20_body"/>
      <text:p text:style-name="Text_20_body"><draw:line text:anchor-type="paragraph" draw:z-index="51" draw:style-name="gr13" draw:text-style-name="P32" svg:x1="7.567cm" svg:y1="0.143cm" svg:x2="6.389cm" svg:y2="1.288cm"><text:p/></draw:line><draw:line text:anchor-type="paragraph" draw:z-index="52" draw:style-name="gr7" draw:text-style-name="P32" svg:x1="10.839cm" svg:y1="0.143cm" svg:x2="16.685cm" svg:y2="1.288cm"><text:p/></draw:line></text:p>
      <text:p text:style-name="Text_20_body"/>
      <text:p text:style-name="Text_20_body"><draw:rect text:anchor-type="paragraph" draw:z-index="48" draw:style-name="gr12" draw:text-style-name="P32" svg:width="4.352cm" svg:height="1.378cm" svg:x="6.389cm" svg:y="-0.064cm"><text:p text:style-name="P32">Send(Sth.)</text:p></draw:rect><draw:rect text:anchor-type="paragraph" draw:z-index="49" draw:style-name="gr9" draw:text-style-name="P32" svg:width="5.966cm" svg:height="1.378cm" svg:x="10.719cm" svg:y="-0.064cm"><text:p text:style-name="P32">Extra Pointer</text:p></draw:rect></text:p>
      <text:p text:style-name="Text_20_body"/>
      <text:p text:style-name="Text_20_body"/>
      <text:p text:style-name="P6">Yellow Part Will be accessed by connector</text:p>
      <text:p text:style-name="P6">Purple Part is dedicated for processors </text:p>
      <text:p text:style-name="Text_20_body"/>
      <text:p text:style-name="Text_20_body"/>
      <text:p text:style-name="P16"/>
      <text:h text:style-name="Heading_20_2" text:outline-level="2">Working Flow</text:h>
      <text:list xml:id="list1665266581" text:style-name="L3">
        <text:list-item>
          <text:p text:style-name="P31">Server process started</text:p>
        </text:list-item>
        <text:list-item>
          <text:p text:style-name="P31">Find processors in some way</text:p>
        </text:list-item>
        <text:list-item>
          <text:p text:style-name="P31">Instantiate a connector</text:p>
        </text:list-item>
        <text:list-item>
          <text:p text:style-name="P31">Register the processors to the connector</text:p>
        </text:list-item>
        <text:list-item>
          <text:p text:style-name="P31">Waiting for something to happen</text:p>
        </text:list-item>
        <text:list-item>
          <text:p text:style-name="P31">Requested, connector find correct processor path PA/PB/PC</text:p>
        </text:list-item>
        <text:list-item>
          <text:p text:style-name="P31">Mapping to the User Context in memory (Context Pool)</text:p>
        </text:list-item>
        <text:list-item>
          <text:p text:style-name="P31">Get the instance of PA PB PC, store path to user context</text:p>
        </text:list-item>
        <text:list-item>
          <text:p text:style-name="P31">Invoking PA.action(ctx1, ctx2), PB.action(ctx1, ctx2), PC.action(ctx1, ctx2) sequentially.</text:p>
          <text:list>
            <text:list-item>
              <text:p text:style-name="P31">PA.action decorates the ctx1</text:p>
            </text:list-item>
            <text:list-item>
              <text:p text:style-name="P31">PB.action decorates the ctx1</text:p>
              <text:list>
                <text:list-item>
                  <text:p text:style-name="P31">PB.action invoking PD.action(ctx1, ctx2) for some reason</text:p>
                </text:list-item>
              </text:list>
            </text:list-item>
            <text:list-item>
              <text:p text:style-name="P31">PC.action decorates the ctx1</text:p>
            </text:list-item>
          </text:list>
        </text:list-item>
        <text:list-item>
          <text:p text:style-name="P31">Action completed, the returned response of the PC is used for end-up response.</text:p>
        </text:list-item>
      </text:list>
      <text:p text:style-name="Text_20_body"/>
      <text:p text:style-name="Standard"/>
      <text:p text:style-name="P16"/>
      <text:p text:style-name="Text_20_body"/>
      <text:p text:style-name="Text_20_body"><draw:rect text:anchor-type="paragraph" draw:z-index="35" draw:style-name="gr2" draw:text-style-name="P32" svg:width="0.371cm" svg:height="5.12cm" svg:x="15.399cm" svg:y="0.473cm"><text:p/></draw:rect></text:p>
      <text:p text:style-name="Text_20_body"><draw:rect text:anchor-type="paragraph" draw:z-index="34" draw:style-name="gr1" draw:text-style-name="P32" svg:width="21.589cm" svg:height="4.44cm" svg:x="-2cm" svg:y="0.303cm"><text:p/></draw:rect><draw:frame text:anchor-type="paragraph" draw:z-index="36" draw:style-name="gr3" draw:text-style-name="P33" svg:width="3.811cm" svg:height="4.405cm" svg:x="15.776cm" svg:y="0.303cm"><draw:text-box><text:p text:style-name="P32"><text:span text:style-name="T6">4</text:span></text:p></draw:text-box></draw:frame></text:p>
      <text:p text:style-name="Text_20_body"/>
      <text:p text:style-name="P19">CHAPTER 4</text:p>
      <text:h text:style-name="P21" text:outline-level="1">Client Logic Programming</text:h>
      <text:p text:style-name="Text_20_body"/>
      <text:p text:style-name="P4"/>
      <text:p text:style-name="P4">Logic programming on client side differs from the logic on server side in some implementation part. But with the same Connector mechanism.</text:p>
      <text:p text:style-name="Text_20_body"/>
      <text:h text:style-name="P23" text:outline-level="2">Basic Model</text:h>
      <text:p text:style-name="Text_20_body">The basic client background model is the same as the server side. Provides RPC interface for the server to invoke and connector dispatch RPC requests from server to specific processor. </text:p>
      <text:p text:style-name="Text_20_body">Client background logic provide the listener interface (A set of interfaces to be implement by foreground to handle formatted information from Processor Group) to handle RPC from server.</text:p>
      <text:p text:style-name="Text_20_body">Another component only on the client side is the Adapter, which implement and encapsulate the logic for the protocol to the foreground. <text:s/></text:p>
      <text:p text:style-name="Text_20_body">The foreground of the client access data from adapters directly and register events to the listeners.</text:p>
      <text:p text:style-name="P5"/>
      <text:p text:style-name="P5"><draw:custom-shape text:anchor-type="paragraph" draw:z-index="70" draw:style-name="gr15" draw:text-style-name="P32" svg:width="3.054cm" svg:height="1.541cm" svg:x="2.39cm" svg:y="-0.086cm"><text:p text:style-name="P32">Direction</text:p><draw:enhanced-geometry svg:viewBox="0 0 21600 21600" draw:mirror-horizontal="true"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text:p>
      <text:p text:style-name="P5"><draw:rect text:anchor-type="paragraph" draw:z-index="64" draw:style-name="gr9" draw:text-style-name="P32" svg:width="4.594cm" svg:height="1.299cm" svg:x="6.63cm" svg:y="0.101cm"><text:p text:style-name="P32">Adapter</text:p></draw:rect></text:p>
      <text:p text:style-name="P5"><draw:line text:anchor-type="paragraph" draw:z-index="65" draw:style-name="gr7" draw:text-style-name="P32" svg:x1="4.249cm" svg:y1="1.566cm" svg:x2="6.63cm" svg:y2="0.056cm"><text:p/></draw:line><draw:line text:anchor-type="paragraph" draw:z-index="68" draw:style-name="gr7" draw:text-style-name="P32" svg:x1="11.224cm" svg:y1="0.009cm" svg:x2="13.725cm" svg:y2="1.616cm"><text:p/></draw:line></text:p>
      <text:p text:style-name="P5"><draw:rect text:anchor-type="paragraph" draw:z-index="63" draw:style-name="gr12" draw:text-style-name="P32" svg:width="3.537cm" svg:height="1.444cm" svg:x="0.713cm" svg:y="0.035cm"><text:p text:style-name="P32">Connector</text:p></draw:rect><draw:rect text:anchor-type="paragraph" draw:z-index="62" draw:style-name="gr14" draw:text-style-name="P32" svg:width="3.537cm" svg:height="1.444cm" svg:x="13.725cm" svg:y="0.12cm"><text:p text:style-name="P32">Foreground</text:p></draw:rect></text:p>
      <text:p text:style-name="P5"><draw:line text:anchor-type="paragraph" draw:z-index="66" draw:style-name="gr7" draw:text-style-name="P32" svg:x1="4.249cm" svg:y1="0.169cm" svg:x2="4.729cm" svg:y2="1.831cm"><text:p/></draw:line><draw:line text:anchor-type="paragraph" draw:z-index="67" draw:style-name="gr7" draw:text-style-name="P32" svg:x1="12.017cm" svg:y1="1.32cm" svg:x2="13.724cm" svg:y2="0.219cm"><text:p/></draw:line><draw:rect text:anchor-type="paragraph" draw:z-index="72" draw:style-name="gr9" draw:text-style-name="P32" svg:width="2.719cm" svg:height="1.507cm" svg:x="5.308cm" svg:y="0.319cm"><text:p text:style-name="P32">Processor</text:p></draw:rect><draw:rect text:anchor-type="paragraph" draw:z-index="71" draw:style-name="gr9" draw:text-style-name="P32" svg:width="2.719cm" svg:height="1.371cm" svg:x="8.555cm" svg:y="0.219cm"><text:p text:style-name="P32">Listener</text:p></draw:rect></text:p>
      <text:p text:style-name="P5"><draw:line text:anchor-type="paragraph" draw:z-index="74" draw:style-name="gr16" draw:text-style-name="P32" svg:x1="4.729cm" svg:y1="1.132cm" svg:x2="5.308cm" svg:y2="0.289cm"><text:p/></draw:line><draw:line text:anchor-type="paragraph" draw:z-index="76" draw:style-name="gr16" draw:text-style-name="P32" svg:x1="8.026cm" svg:y1="0.219cm" svg:x2="8.555cm" svg:y2="0.219cm"><text:p/></draw:line><draw:line text:anchor-type="paragraph" draw:z-index="79" draw:style-name="gr16" draw:text-style-name="P32" svg:x1="11.273cm" svg:y1="0.164cm" svg:x2="12.017cm" svg:y2="0.621cm"><text:p/></draw:line></text:p>
      <text:p text:style-name="P5"><draw:custom-shape text:anchor-type="paragraph" draw:z-index="69" draw:style-name="gr15" draw:text-style-name="P32" svg:width="3.054cm" svg:height="1.541cm" svg:x="13.123cm" svg:y="-0.169cm"><text:p text:style-name="P32">Direction</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draw:line text:anchor-type="paragraph" draw:z-index="75" draw:style-name="gr16" draw:text-style-name="P32" svg:x1="4.729cm" svg:y1="0.434cm" svg:x2="5.33cm" svg:y2="1.274cm"><text:p/></draw:line><draw:line text:anchor-type="paragraph" draw:z-index="80" draw:style-name="gr16" draw:text-style-name="P32" svg:x1="12.017cm" svg:y1="-0.078cm" svg:x2="11.273cm" svg:y2="1.317cm"><text:p/></draw:line><draw:rect text:anchor-type="paragraph" draw:z-index="73" draw:style-name="gr9" draw:text-style-name="P32" svg:width="2.719cm" svg:height="1.567cm" svg:x="5.33cm" svg:y="0.429cm"><text:p text:style-name="P32">Processor</text:p></draw:rect></text:p>
      <text:p text:style-name="P5"><draw:rect text:anchor-type="paragraph" draw:z-index="78" draw:style-name="gr9" draw:text-style-name="P32" svg:width="2.719cm" svg:height="1.371cm" svg:x="8.555cm" svg:y="-0.088cm"><text:p text:style-name="P32">Listener</text:p></draw:rect></text:p>
      <text:p text:style-name="P5"><draw:line text:anchor-type="paragraph" draw:z-index="77" draw:style-name="gr16" draw:text-style-name="P32" svg:x1="8.049cm" svg:y1="0.046cm" svg:x2="8.555cm" svg:y2="0.046cm"><text:p/></draw:line></text:p>
      <text:h text:style-name="P22" text:outline-level="2"/>
      <text:h text:style-name="P23" text:outline-level="2">Connector</text:h>
      <text:p text:style-name="Text_20_body">Connector provides Context and Session just like the server side. But the Session on the client side will not have the send function, instead, send function is placed at Context object and Session object of the client only store the state of player(In extra state pointer manipulated by processor).</text:p>
      <text:h text:style-name="Heading_20_2" text:outline-level="2">Processor</text:h>
      <text:p text:style-name="Text_20_body">Almost the same definition as the server side Processor to parse the specific S-C RPC.</text:p>
      <table:table table:name="Table4" table:style-name="Table4">
        <table:table-column table:style-name="Table4.A"/>
        <table:table-row>
          <table:table-cell table:style-name="Table4.A1" office:value-type="string">
            <text:p text:style-name="P3">Interface {</text:p>
            <text:p text:style-name="P3"><text:tab/>void action(Local Context, Global Context); // Core logic</text:p>
            <text:p text:style-name="P3"><text:tab/><text:span text:style-name="T1">void register(Specific Listener);</text:span> //Register a listener</text:p>
            <text:p text:style-name="P3"><text:tab/>static Interface instance(); // Factory method to inst processor</text:p>
            <text:p text:style-name="P3"><text:tab/>static char* id(); // The identifier</text:p>
            <text:p text:style-name="P3">}</text:p>
          </table:table-cell>
        </table:table-row>
      </table:table>
      <text:p text:style-name="P3"/>
      <text:p text:style-name="P3">A new register function is added for the UI to connect a proper Listener to handle the result of the Processor.</text:p>
      <text:h text:style-name="Heading_20_2" text:outline-level="2">Adapter and Listener</text:h>
      <text:p text:style-name="Text_20_body">Adapter provide interface to foreground for direct use. The send method of the connector should be invoked by Adapter to send something to the server. </text:p>
      <text:p text:style-name="Text_20_body">Listener provide the interface for the foreground to receive the proceed message from server. Implement the client side RPC service.</text:p>
      <text:p text:style-name="Text_20_body">The Protocol Layer of the client side is implemented by the Adapter and Listener.</text:p>
      <text:p text:style-name="Text_20_body">Next section will discuss the detailed interface.</text:p>
      <text:p text:style-name="Text_20_body"/>
      <text:h text:style-name="P23" text:outline-level="2">Adapter Interface</text:h>
      <text:p text:style-name="Text_20_body">Adapter provide RPC service in direction of C-S.</text:p>
      <table:table table:name="Table3" table:style-name="Table3">
        <table:table-column table:style-name="Table3.A"/>
        <table:table-column table:style-name="Table3.B"/>
        <table:table-column table:style-name="Table3.C"/>
        <table:table-header-rows>
          <table:table-row>
            <table:table-cell table:style-name="Table3.A1" table:number-columns-spanned="3" office:value-type="string">
              <text:p text:style-name="P9">Adapter Interface</text:p>
            </table:table-cell>
            <table:covered-table-cell/>
            <table:covered-table-cell/>
          </table:table-row>
        </table:table-header-rows>
        <table:table-row>
          <table:table-cell table:style-name="Table3.A2" office:value-type="string">
            <text:p text:style-name="P9">Function</text:p>
          </table:table-cell>
          <table:table-cell table:style-name="Table3.A2" office:value-type="string">
            <text:p text:style-name="P9">Parameters</text:p>
          </table:table-cell>
          <table:table-cell table:style-name="Table3.A2" office:value-type="string">
            <text:p text:style-name="P9">Comment</text:p>
          </table:table-cell>
        </table:table-row>
        <table:table-row>
          <table:table-cell table:style-name="Table3.A3" office:value-type="string">
            <text:p text:style-name="P10">join</text:p>
          </table:table-cell>
          <table:table-cell table:style-name="Table3.A3" office:value-type="string">
            <text:p text:style-name="P10">ROOMID</text:p>
          </table:table-cell>
          <table:table-cell table:style-name="Table3.A3" office:value-type="string">
            <text:p text:style-name="P10">Join a Room</text:p>
          </table:table-cell>
        </table:table-row>
        <table:table-row>
          <table:table-cell table:style-name="Table3.A3" office:value-type="string">
            <text:p text:style-name="P10">user</text:p>
          </table:table-cell>
          <table:table-cell table:style-name="Table3.A3" office:value-type="string">
            <text:p text:style-name="P10">String/USER</text:p>
          </table:table-cell>
          <table:table-cell table:style-name="Table3.A3" office:value-type="string">
            <text:p text:style-name="P10">Set player information</text:p>
          </table:table-cell>
        </table:table-row>
        <table:table-row>
          <table:table-cell table:style-name="Table3.A3" office:value-type="string">
            <text:p text:style-name="P10">new</text:p>
          </table:table-cell>
          <table:table-cell table:style-name="Table3.A3" office:value-type="string">
            <text:p text:style-name="P13">Setting</text:p>
          </table:table-cell>
          <table:table-cell table:style-name="Table3.A3" office:value-type="string">
            <text:p text:style-name="P10">Create a Room with settings</text:p>
          </table:table-cell>
        </table:table-row>
        <table:table-row>
          <table:table-cell table:style-name="Table3.A3" office:value-type="string">
            <text:p text:style-name="P10">ready</text:p>
          </table:table-cell>
          <table:table-cell table:style-name="Table3.A3" office:value-type="string">
            <text:p text:style-name="P13"/>
          </table:table-cell>
          <table:table-cell table:style-name="Table3.A3" office:value-type="string">
            <text:p text:style-name="P10">Set the ready signal of the game, when all players ready, game can start </text:p>
          </table:table-cell>
        </table:table-row>
        <table:table-row>
          <table:table-cell table:style-name="Table3.A3" office:value-type="string">
            <text:p text:style-name="P10">start</text:p>
          </table:table-cell>
          <table:table-cell table:style-name="Table3.A3" office:value-type="string">
            <text:p text:style-name="P10"/>
          </table:table-cell>
          <table:table-cell table:style-name="Table3.A3" office:value-type="string">
            <text:p text:style-name="P10">Invoke by the game master</text:p>
          </table:table-cell>
        </table:table-row>
        <table:table-row>
          <table:table-cell table:style-name="Table3.A3" office:value-type="string">
            <text:p text:style-name="P10">step</text:p>
          </table:table-cell>
          <table:table-cell table:style-name="Table3.A3" office:value-type="string">
            <text:p text:style-name="P10">POINT(X,Y)</text:p>
          </table:table-cell>
          <table:table-cell table:style-name="Table3.A3" office:value-type="string">
            <text:p text:style-name="P10">Left click on a point</text:p>
          </table:table-cell>
        </table:table-row>
        <table:table-row>
          <table:table-cell table:style-name="Table3.A3" office:value-type="string">
            <text:p text:style-name="P10">test</text:p>
          </table:table-cell>
          <table:table-cell table:style-name="Table3.A3" office:value-type="string">
            <text:p text:style-name="P10"><text:bookmark-start text:name="__DdeLink__1533_1958535391"/>POINT(X,Y)<text:bookmark-end text:name="__DdeLink__1533_1958535391"/></text:p>
          </table:table-cell>
          <table:table-cell table:style-name="Table3.A3" office:value-type="string">
            <text:p text:style-name="P10">Test a cell(left click on a opened cell or middle key in M$ Minesweeper)</text:p>
          </table:table-cell>
        </table:table-row>
        <table:table-row>
          <table:table-cell table:style-name="Table3.A3" office:value-type="string">
            <text:p text:style-name="P10">flag</text:p>
          </table:table-cell>
          <table:table-cell table:style-name="Table3.A3" office:value-type="string">
            <text:p text:style-name="P10">POINT(X,Y)</text:p>
          </table:table-cell>
          <table:table-cell table:style-name="Table3.A3" office:value-type="string">
            <text:p text:style-name="P10">Flag a cell</text:p>
          </table:table-cell>
        </table:table-row>
        <table:table-row>
          <table:table-cell table:style-name="Table3.A3" office:value-type="string">
            <text:p text:style-name="P10">pause</text:p>
          </table:table-cell>
          <table:table-cell table:style-name="Table3.A3" office:value-type="string">
            <text:p text:style-name="P10"/>
          </table:table-cell>
          <table:table-cell table:style-name="Table3.A3" office:value-type="string">
            <text:p text:style-name="P10">Pause the game for all, pause time can be up to 3</text:p>
          </table:table-cell>
        </table:table-row>
        <table:table-row>
          <table:table-cell table:style-name="Table3.A3" office:value-type="string">
            <text:p text:style-name="P10">resume</text:p>
          </table:table-cell>
          <table:table-cell table:style-name="Table3.A3" office:value-type="string">
            <text:p text:style-name="P10"/>
          </table:table-cell>
          <table:table-cell table:style-name="Table3.A3" office:value-type="string">
            <text:p text:style-name="P10">Resume the game paused by self</text:p>
          </table:table-cell>
        </table:table-row>
        <table:table-row>
          <table:table-cell table:style-name="Table3.A3" office:value-type="string">
            <text:p text:style-name="P10">leave</text:p>
          </table:table-cell>
          <table:table-cell table:style-name="Table3.A3" office:value-type="string">
            <text:p text:style-name="P10"/>
          </table:table-cell>
          <table:table-cell table:style-name="Table3.A3" office:value-type="string">
            <text:p text:style-name="P10">Leave the game Room</text:p>
          </table:table-cell>
        </table:table-row>
        <table:table-row>
          <table:table-cell table:style-name="Table3.A2" office:value-type="string">
            <text:p text:style-name="P10">chat</text:p>
          </table:table-cell>
          <table:table-cell table:style-name="Table3.A2" office:value-type="string">
            <text:p text:style-name="P10">String/MESSAGE</text:p>
          </table:table-cell>
          <table:table-cell table:style-name="Table3.A2" office:value-type="string">
            <text:p text:style-name="P10">Chat</text:p>
          </table:table-cell>
        </table:table-row>
        <table:table-row>
          <table:table-cell table:style-name="Table3.A3" table:number-columns-spanned="3" office:value-type="string">
            <text:p text:style-name="P10"/>
          </table:table-cell>
          <table:covered-table-cell/>
          <table:covered-table-cell/>
        </table:table-row>
      </table:table>
      <text:p text:style-name="Text_20_body">The foreground use an Adapter's interface to send requests, the request is judged by server and returned in a S-C RPC channel. So the result will be on the Listener, and foreground must register for these event to make the game run.</text:p>
      <text:p text:style-name="Text_20_body"/>
      <text:h text:style-name="P23" text:outline-level="2">Listener Interface</text:h>
      <text:p text:style-name="Text_20_body">Processor interface provides event based UI refresh interface to the foreground. Foreground use specific Listener implementation to handle these events.</text:p>
      <text:p text:style-name="Text_20_body">First, the basic shape of a Listener Interface:</text:p>
      <text:p text:style-name="Standard"/>
      <table:table table:name="Table5" table:style-name="Table5">
        <table:table-column table:style-name="Table5.A"/>
        <table:table-row>
          <table:table-cell table:style-name="Table5.A1" office:value-type="string">
            <text:p text:style-name="P3">Interface {</text:p>
            <text:p text:style-name="P3"><text:tab/>void some_action(Parameters);</text:p>
            <text:p text:style-name="P3">}</text:p>
          </table:table-cell>
        </table:table-row>
      </table:table>
      <text:p text:style-name="P3"/>
      <text:p text:style-name="Text_20_body">The following table lists the designed Listener interfaces.</text:p>
      <table:table table:name="Table6" table:style-name="Table6">
        <table:table-column table:style-name="Table6.A"/>
        <table:table-column table:style-name="Table6.B"/>
        <table:table-column table:style-name="Table6.C"/>
        <table:table-header-rows>
          <table:table-row>
            <table:table-cell table:style-name="Table6.A1" table:number-columns-spanned="3" office:value-type="string">
              <text:p text:style-name="P9">Listener Types</text:p>
            </table:table-cell>
            <table:covered-table-cell/>
            <table:covered-table-cell/>
          </table:table-row>
        </table:table-header-rows>
        <table:table-row>
          <table:table-cell table:style-name="Table6.A2" office:value-type="string">
            <text:p text:style-name="P9">Name</text:p>
          </table:table-cell>
          <table:table-cell table:style-name="Table6.A2" office:value-type="string">
            <text:p text:style-name="P9">Parameters</text:p>
          </table:table-cell>
          <table:table-cell table:style-name="Table6.A2" office:value-type="string">
            <text:p text:style-name="P9">Comment</text:p>
          </table:table-cell>
        </table:table-row>
        <table:table-row>
          <table:table-cell table:style-name="Table6.A3" office:value-type="string">
            <text:p text:style-name="P10">rooms</text:p>
          </table:table-cell>
          <table:table-cell table:style-name="Table6.A3" office:value-type="string">
            <text:p text:style-name="P10">[ROOMID/ROOMINFO, ...]</text:p>
          </table:table-cell>
          <table:table-cell table:style-name="Table6.A3" office:value-type="string">
            <text:p text:style-name="P10">The list of the rooms hosted on server</text:p>
          </table:table-cell>
        </table:table-row>
        <table:table-row>
          <table:table-cell table:style-name="Table6.A3" office:value-type="string">
            <text:p text:style-name="P10">room</text:p>
          </table:table-cell>
          <table:table-cell table:style-name="Table6.A3" office:value-type="string">
            <text:p text:style-name="P10">ROOMINFO</text:p>
          </table:table-cell>
          <table:table-cell table:style-name="Table6.A3" office:value-type="string">
            <text:p text:style-name="P10">The room change event</text:p>
          </table:table-cell>
        </table:table-row>
        <table:table-row>
          <table:table-cell table:style-name="Table6.A3" office:value-type="string">
            <text:p text:style-name="P10">users</text:p>
          </table:table-cell>
          <table:table-cell table:style-name="Table6.A3" office:value-type="string">
            <text:p text:style-name="P10">[String/USER, ...]</text:p>
          </table:table-cell>
          <table:table-cell table:style-name="Table6.A3" office:value-type="string">
            <text:p text:style-name="P10">A list of user information in the room</text:p>
          </table:table-cell>
        </table:table-row>
        <table:table-row>
          <table:table-cell table:style-name="Table6.A3" office:value-type="string">
            <text:p text:style-name="P10">user</text:p>
          </table:table-cell>
          <table:table-cell table:style-name="Table6.A3" office:value-type="string">
            <text:p text:style-name="P10">String/USER</text:p>
          </table:table-cell>
          <table:table-cell table:style-name="Table6.A3" office:value-type="string">
            <text:p text:style-name="P10">New user to the room</text:p>
          </table:table-cell>
        </table:table-row>
        <table:table-row>
          <table:table-cell table:style-name="Table6.A3" office:value-type="string">
            <text:p text:style-name="P10">chat</text:p>
          </table:table-cell>
          <table:table-cell table:style-name="Table6.A3" office:value-type="string">
            <text:p text:style-name="P10">USER, String/MESSAGE</text:p>
          </table:table-cell>
          <table:table-cell table:style-name="Table6.A3" office:value-type="string">
            <text:p text:style-name="P10">Chat message</text:p>
          </table:table-cell>
        </table:table-row>
        <table:table-row>
          <table:table-cell table:style-name="Table6.A3" office:value-type="string">
            <text:p text:style-name="P10">ready</text:p>
          </table:table-cell>
          <table:table-cell table:style-name="Table6.A3" office:value-type="string">
            <text:p text:style-name="P13">USER</text:p>
          </table:table-cell>
          <table:table-cell table:style-name="Table6.A3" office:value-type="string">
            <text:p text:style-name="P10">Specific user is ready</text:p>
          </table:table-cell>
        </table:table-row>
        <table:table-row>
          <table:table-cell table:style-name="Table6.A3" office:value-type="string">
            <text:p text:style-name="P10">config</text:p>
          </table:table-cell>
          <table:table-cell table:style-name="Table6.A3" office:value-type="string">
            <text:p text:style-name="P13">CONFIGURATION</text:p>
          </table:table-cell>
          <table:table-cell table:style-name="Table6.A3" office:value-type="string">
            <text:p text:style-name="P10">Room configuration change</text:p>
          </table:table-cell>
        </table:table-row>
        <table:table-row>
          <table:table-cell table:style-name="Table6.A3" office:value-type="string">
            <text:p text:style-name="P10">start</text:p>
          </table:table-cell>
          <table:table-cell table:style-name="Table6.A3" office:value-type="string">
            <text:p text:style-name="P13"/>
          </table:table-cell>
          <table:table-cell table:style-name="Table6.A3" office:value-type="string">
            <text:p text:style-name="P10">Set the ready signal of the game, when all players ready, game can start </text:p>
          </table:table-cell>
        </table:table-row>
        <table:table-row>
          <table:table-cell table:style-name="Table6.A3" office:value-type="string">
            <text:p text:style-name="P10">time</text:p>
          </table:table-cell>
          <table:table-cell table:style-name="Table6.A3" office:value-type="string">
            <text:p text:style-name="P10">TIME</text:p>
          </table:table-cell>
          <table:table-cell table:style-name="Table6.A3" office:value-type="string">
            <text:p text:style-name="P10">Game time change broadcast, countdown</text:p>
          </table:table-cell>
        </table:table-row>
        <table:table-row>
          <table:table-cell table:style-name="Table6.A3" office:value-type="string">
            <text:p text:style-name="P10">gamedata</text:p>
          </table:table-cell>
          <table:table-cell table:style-name="Table6.A3" office:value-type="string">
            <text:p text:style-name="P10">[(POINT(X,Y),State), ...]</text:p>
          </table:table-cell>
          <table:table-cell table:style-name="Table6.A3" office:value-type="string">
            <text:p text:style-name="P10">Game data transfer</text:p>
          </table:table-cell>
        </table:table-row>
        <table:table-row>
          <table:table-cell table:style-name="Table6.A3" office:value-type="string">
            <text:p text:style-name="P10">paused</text:p>
          </table:table-cell>
          <table:table-cell table:style-name="Table6.A3" office:value-type="string">
            <text:p text:style-name="P10">USER, MY_REMAIN_PAUSE</text:p>
          </table:table-cell>
          <table:table-cell table:style-name="Table6.A3" office:value-type="string">
            <text:p text:style-name="P10">Game has been paused by USER, I have MY_REMAIN_PAUSE pause chances.</text:p>
          </table:table-cell>
        </table:table-row>
        <table:table-row>
          <table:table-cell table:style-name="Table6.A3" office:value-type="string">
            <text:p text:style-name="P10">resume</text:p>
          </table:table-cell>
          <table:table-cell table:style-name="Table6.A3" office:value-type="string">
            <text:p text:style-name="P10"/>
          </table:table-cell>
          <table:table-cell table:style-name="Table6.A3" office:value-type="string">
            <text:p text:style-name="P10">Game resumed</text:p>
          </table:table-cell>
        </table:table-row>
        <table:table-row>
          <table:table-cell table:style-name="Table6.A3" office:value-type="string">
            <text:p text:style-name="P10">game_over</text:p>
          </table:table-cell>
          <table:table-cell table:style-name="Table6.A3" office:value-type="string">
            <text:p text:style-name="P10">GAME_RESULT</text:p>
          </table:table-cell>
          <table:table-cell table:style-name="Table6.A3" office:value-type="string">
            <text:p text:style-name="P10">Game over with result</text:p>
          </table:table-cell>
        </table:table-row>
        <table:table-row>
          <table:table-cell table:style-name="Table6.A3" office:value-type="string">
            <text:p text:style-name="P10">time_up</text:p>
          </table:table-cell>
          <table:table-cell table:style-name="Table6.A3" office:value-type="string">
            <text:p text:style-name="P10">GAME_RESULT</text:p>
          </table:table-cell>
          <table:table-cell table:style-name="Table6.A3" office:value-type="string">
            <text:p text:style-name="P10">A timed compete is over</text:p>
          </table:table-cell>
        </table:table-row>
        <table:table-row>
          <table:table-cell table:style-name="Table6.A2" office:value-type="string">
            <text:p text:style-name="P10">leave</text:p>
          </table:table-cell>
          <table:table-cell table:style-name="Table6.A2" office:value-type="string">
            <text:p text:style-name="P10"/>
          </table:table-cell>
          <table:table-cell table:style-name="Table6.A2" office:value-type="string">
            <text:p text:style-name="P10">A user leave the game room</text:p>
          </table:table-cell>
        </table:table-row>
        <table:table-row>
          <table:table-cell table:style-name="Table6.A3" table:number-columns-spanned="3" office:value-type="string">
            <text:p text:style-name="P10"/>
          </table:table-cell>
          <table:covered-table-cell/>
          <table:covered-table-cell/>
        </table:table-row>
      </table:table>
      <text:p text:style-name="Text_20_body"><text:soft-page-break/></text:p>
      <text:p text:style-name="Text_20_body">The foreground implements Interfaces above and just register them to specified processors. Then, logic works!</text:p>
      <text:p text:style-name="Text_20_body"/>
      <text:p text:style-name="Text_20_body"/>
      <text:p text:style-name="P16"/>
      <text:p text:style-name="Text_20_body"/>
      <text:p text:style-name="Text_20_body"/>
      <text:p text:style-name="Text_20_body"><draw:rect text:anchor-type="paragraph" draw:z-index="56" draw:style-name="gr1" draw:text-style-name="P32" svg:width="21.589cm" svg:height="4.44cm" svg:x="-2cm" svg:y="0.303cm"><text:p/></draw:rect><draw:rect text:anchor-type="paragraph" draw:z-index="57" draw:style-name="gr2" draw:text-style-name="P32" svg:width="0.371cm" svg:height="4.961cm" svg:x="15.399cm" svg:y="-0.058cm"><text:p/></draw:rect><draw:frame text:anchor-type="paragraph" draw:z-index="58" draw:style-name="gr3" draw:text-style-name="P33" svg:width="3.811cm" svg:height="4.405cm" svg:x="15.776cm" svg:y="0.303cm"><draw:text-box><text:p text:style-name="P32"><text:span text:style-name="T6">5</text:span></text:p></draw:text-box></draw:frame></text:p>
      <text:p text:style-name="Text_20_body"/>
      <text:p text:style-name="P19">CHAPTER 5</text:p>
      <text:h text:style-name="P21" text:outline-level="1">RPC Protocol Format</text:h>
      <text:p text:style-name="Text_20_body"/>
      <text:p text:style-name="Text_20_body"/>
      <text:p text:style-name="Text_20_body">The JSON RPC data format protocol between Client and Server. This protocol will be applied by connector.</text:p>
      <text:p text:style-name="Text_20_body"/>
      <text:p text:style-name="Text_20_body"/>
      <text:h text:style-name="P23" text:outline-level="2">It's Simple and Stupid</text:h>
      <text:p text:style-name="Text_20_body">RPC Protocol format is defined as an extend to the JSON (JavaScript Object Notation).</text:p>
      <text:p text:style-name="Text_20_body">This base protocol will be applied by connector component of both the server and client. The main idea of this mechanism is to make the auto routing of function modules and provide a more clear function map.</text:p>
      <text:p text:style-name="Text_20_body">The basic data format describes as following:</text:p>
      <text:p text:style-name="Text_20_body"/>
      <text:p text:style-name="Text_20_body"><draw:rect text:anchor-type="paragraph" draw:z-index="82" draw:style-name="gr12" draw:text-style-name="P32" svg:width="8.9cm" svg:height="1.378cm" svg:x="7.232cm" svg:y="0.116cm"><text:p text:style-name="P32">Payload Field</text:p></draw:rect><draw:rect text:anchor-type="paragraph" draw:z-index="81" draw:style-name="gr12" draw:text-style-name="P32" svg:width="6.472cm" svg:height="1.378cm" svg:x="0.76cm" svg:y="0.116cm"><text:p text:style-name="P32">Module/Module.../Function</text:p></draw:rect></text:p>
      <text:p text:style-name="Text_20_body"/>
      <text:p text:style-name="Text_20_body"/>
      <text:p text:style-name="Text_20_body">On both the server side and the client side, the <text:span text:style-name="T5">Module/Module.../Function, </text:span>Or called function path, is passed from Processors or Adapters to the Connector's send/request function and packed into the package above. Then, transferred in a channel defined by the connector.</text:p>
      <text:p text:style-name="Text_20_body"/>
      <text:p text:style-name="Text_20_body"/>
      <text:p text:style-name="Text_20_body"/>
      <text:p text:style-name="Text_20_body"/>
      <text:p text:style-name="Text_20_body"/>
      <text:p text:style-name="Text_20_body"/>
      <text:p text:style-name="P3"/>
      <text:p text:style-name="P3"/>
      <text:p text:style-name="P5"/>
      <text:p text:style-name="P16"/>
      <text:p text:style-name="Text_20_body"/>
      <text:p text:style-name="Text_20_body"/>
      <text:p text:style-name="Text_20_body"><draw:rect text:anchor-type="paragraph" draw:z-index="37" draw:style-name="gr1" draw:text-style-name="P32" svg:width="21.589cm" svg:height="4.44cm" svg:x="-2cm" svg:y="0.303cm"><text:p/></draw:rect><draw:rect text:anchor-type="paragraph" draw:z-index="38" draw:style-name="gr2" draw:text-style-name="P32" svg:width="0.371cm" svg:height="4.961cm" svg:x="15.399cm" svg:y="-0.058cm"><text:p/></draw:rect><draw:frame text:anchor-type="paragraph" draw:z-index="39" draw:style-name="gr3" draw:text-style-name="P33" svg:width="3.811cm" svg:height="4.405cm" svg:x="15.776cm" svg:y="0.303cm"><draw:text-box><text:p text:style-name="P32"><text:span text:style-name="T6">6</text:span></text:p></draw:text-box></draw:frame></text:p>
      <text:p text:style-name="Text_20_body"/>
      <text:p text:style-name="P19">CHAPTER 6</text:p>
      <text:h text:style-name="P21" text:outline-level="1">User Interface Guide</text:h>
      <text:p text:style-name="Text_20_body"/>
      <text:p text:style-name="Text_20_body"/>
      <text:p text:style-name="Text_20_body">Here introduce the Instructions on how to build a user interface for MMM. Also some rough idea about the user interface design.</text:p>
      <text:p text:style-name="Text_20_body"/>
      <text:p text:style-name="P3"/>
      <text:p text:style-name="P3"/>
      <text:p text:style-name="Text_20_body"/>
      <text:p text:style-name="Text_20_body"/>
      <text:p text:style-name="P5"/>
      <text:p text:style-name="P16"/>
      <text:p text:style-name="Text_20_body"/>
      <text:p text:style-name="Text_20_body"/>
      <text:p text:style-name="Text_20_body"><draw:rect text:anchor-type="paragraph" draw:z-index="40" draw:style-name="gr1" draw:text-style-name="P32" svg:width="21.589cm" svg:height="4.44cm" svg:x="-2cm" svg:y="0.303cm"><text:p/></draw:rect><draw:rect text:anchor-type="paragraph" draw:z-index="41" draw:style-name="gr2" draw:text-style-name="P32" svg:width="0.371cm" svg:height="4.961cm" svg:x="15.399cm" svg:y="-0.058cm"><text:p/></draw:rect><draw:frame text:anchor-type="paragraph" draw:z-index="42" draw:style-name="gr3" draw:text-style-name="P33" svg:width="3.811cm" svg:height="4.405cm" svg:x="15.776cm" svg:y="0.303cm"><draw:text-box><text:p text:style-name="P32"><text:span text:style-name="T6">7</text:span></text:p></draw:text-box></draw:frame></text:p>
      <text:p text:style-name="Text_20_body"/>
      <text:p text:style-name="P19">CHAPTER 7</text:p>
      <text:h text:style-name="P21" text:outline-level="1">Errors</text:h>
      <text:p text:style-name="Text_20_body"/>
      <text:p text:style-name="Text_20_body"/>
      <text:p text:style-name="Text_20_body">This chapter introduce the error code and definition of the errors. </text:p>
      <text:p text:style-name="Text_20_body"/>
      <text:p text:style-name="P3"/>
      <text:p text:style-name="P3"/>
      <text:p text:style-name="P5"/>
      <text:p text:style-name="P16"/>
      <text:p text:style-name="Text_20_body"/>
      <text:p text:style-name="Text_20_body"/>
      <text:p text:style-name="Text_20_body"><draw:rect text:anchor-type="paragraph" draw:z-index="59" draw:style-name="gr1" draw:text-style-name="P32" svg:width="21.589cm" svg:height="4.44cm" svg:x="-2cm" svg:y="0.303cm"><text:p/></draw:rect><draw:rect text:anchor-type="paragraph" draw:z-index="60" draw:style-name="gr2" draw:text-style-name="P32" svg:width="0.371cm" svg:height="4.961cm" svg:x="15.399cm" svg:y="-0.058cm"><text:p/></draw:rect><draw:frame text:anchor-type="paragraph" draw:z-index="61" draw:style-name="gr3" draw:text-style-name="P33" svg:width="3.811cm" svg:height="4.405cm" svg:x="15.776cm" svg:y="0.303cm"><draw:text-box><text:p text:style-name="P32"><text:span text:style-name="T6">O</text:span></text:p></draw:text-box></draw:frame></text:p>
      <text:p text:style-name="Text_20_body"/>
      <text:p text:style-name="P19">CHAPTER OVERFLOW</text:p>
      <text:h text:style-name="P21" text:outline-level="1">Rexycle</text:h>
      <text:p text:style-name="Text_20_body"/>
      <text:p text:style-name="Text_20_body"/>
      <text:p text:style-name="Text_20_body">This is the recycle bin for old document content</text:p>
      <text:p text:style-name="Text_20_body"/>
      <text:p text:style-name="Text_20_body"/>
      <text:h text:style-name="P23" text:outline-level="2">Interface Specification</text:h>
      <text:p text:style-name="P3">A Server is the core logic unit in the project.</text:p>
      <text:p text:style-name="P3">Server takes the duty of managing the mine field, arbitrate the user actions and send the result to the client.</text:p>
      <text:p text:style-name="P3">So, a server has two main layer: Logic Layer and Communication Layer.</text:p>
      <text:p text:style-name="P3">Also there is two mapping to be maintained on server: Logic-Communication Mapping and Communication-Client mapping.</text:p>
      <text:p text:style-name="P3">And now, one server instance only holds one game on it.</text:p>
      <text:h text:style-name="Heading_20_3" text:outline-level="3">Logic-communication Interface</text:h>
      <text:p text:style-name="P4">Specify how the logic layer work with communication layer.</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table:number-columns-spanned="3" office:value-type="string">
              <text:p text:style-name="P9">L-C Interface</text:p>
            </table:table-cell>
            <table:covered-table-cell/>
            <table:covered-table-cell/>
            <table:table-cell table:style-name="Table1.A1" table:number-columns-spanned="2" office:value-type="string">
              <text:p text:style-name="P9"/>
            </table:table-cell>
            <table:covered-table-cell/>
          </table:table-row>
        </table:table-header-rows>
        <table:table-row>
          <table:table-cell table:style-name="Table1.A2" office:value-type="string">
            <text:p text:style-name="P9">Function</text:p>
          </table:table-cell>
          <table:table-cell table:style-name="Table1.A2" office:value-type="string">
            <text:p text:style-name="P9">Parameters</text:p>
          </table:table-cell>
          <table:table-cell table:style-name="Table1.A2" table:number-columns-spanned="2" office:value-type="string">
            <text:p text:style-name="P9">Return</text:p>
          </table:table-cell>
          <table:covered-table-cell/>
          <table:table-cell table:style-name="Table1.A2" office:value-type="string">
            <text:p text:style-name="P9">Comment</text:p>
          </table:table-cell>
        </table:table-row>
        <table:table-row>
          <table:table-cell table:style-name="Table1.A3" office:value-type="string">
            <text:p text:style-name="P10">initialize</text:p>
          </table:table-cell>
          <table:table-cell table:style-name="Table1.A3" office:value-type="string">
            <text:p text:style-name="P10">SIZE</text:p>
          </table:table-cell>
          <table:table-cell table:style-name="Table1.A3" table:number-columns-spanned="2" office:value-type="string">
            <text:p text:style-name="P10"/>
          </table:table-cell>
          <table:covered-table-cell/>
          <table:table-cell table:style-name="Table1.A3" office:value-type="string">
            <text:p text:style-name="P10">Start the server</text:p>
          </table:table-cell>
        </table:table-row>
        <table:table-row>
          <table:table-cell table:style-name="Table1.A3" office:value-type="string">
            <text:p text:style-name="P10">field</text:p>
          </table:table-cell>
          <table:table-cell table:style-name="Table1.A3" office:value-type="string">
            <text:p text:style-name="P10"/>
          </table:table-cell>
          <table:table-cell table:style-name="Table1.A3" table:number-columns-spanned="2" office:value-type="string">
            <text:p text:style-name="P10">FIELD</text:p>
          </table:table-cell>
          <table:covered-table-cell/>
          <table:table-cell table:style-name="Table1.A3" office:value-type="string">
            <text:p text:style-name="P10">Get the Mine Field</text:p>
          </table:table-cell>
        </table:table-row>
        <table:table-row>
          <table:table-cell table:style-name="Table1.A3" office:value-type="string">
            <text:p text:style-name="P10">size</text:p>
          </table:table-cell>
          <table:table-cell table:style-name="Table1.A3" office:value-type="string">
            <text:p text:style-name="P13"/>
          </table:table-cell>
          <table:table-cell table:style-name="Table1.A3" table:number-columns-spanned="2" office:value-type="string">
            <text:p text:style-name="P13">SIZE</text:p>
          </table:table-cell>
          <table:covered-table-cell/>
          <table:table-cell table:style-name="Table1.A3" office:value-type="string">
            <text:p text:style-name="P10">Get the field size</text:p>
          </table:table-cell>
        </table:table-row>
        <table:table-row>
          <table:table-cell table:style-name="Table1.A3" office:value-type="string">
            <text:p text:style-name="P10">open</text:p>
          </table:table-cell>
          <table:table-cell table:style-name="Table1.A3" office:value-type="string">
            <text:p text:style-name="P10">POINT(X,Y)</text:p>
          </table:table-cell>
          <table:table-cell table:style-name="Table1.A3" table:number-columns-spanned="2" office:value-type="string">
            <text:p text:style-name="P10">FIELD</text:p>
          </table:table-cell>
          <table:covered-table-cell/>
          <table:table-cell table:style-name="Table1.A3" office:value-type="string">
            <text:p text:style-name="P10">Open a mine</text:p>
          </table:table-cell>
        </table:table-row>
        <table:table-row>
          <table:table-cell table:style-name="Table1.A3" office:value-type="string">
            <text:p text:style-name="P10">check</text:p>
          </table:table-cell>
          <table:table-cell table:style-name="Table1.A3" office:value-type="string">
            <text:p text:style-name="P10">POINT(X,Y)</text:p>
          </table:table-cell>
          <table:table-cell table:style-name="Table1.A3" table:number-columns-spanned="2" office:value-type="string">
            <text:p text:style-name="P10">CHECKFIELD</text:p>
          </table:table-cell>
          <table:covered-table-cell/>
          <table:table-cell table:style-name="Table1.A3" office:value-type="string">
            <text:p text:style-name="P10">Check a block and return the field</text:p>
          </table:table-cell>
        </table:table-row>
        <table:table-row>
          <table:table-cell table:style-name="Table1.A1" table:number-columns-spanned="5" office:value-type="string">
            <text:p text:style-name="P11">C-L Interface</text:p>
          </table:table-cell>
          <table:covered-table-cell/>
          <table:covered-table-cell/>
          <table:covered-table-cell/>
          <table:covered-table-cell/>
        </table:table-row>
        <table:table-row>
          <table:table-cell table:style-name="Table1.A2" office:value-type="string">
            <text:p text:style-name="P11">Event</text:p>
          </table:table-cell>
          <table:table-cell table:style-name="Table1.A2" office:value-type="string">
            <text:p text:style-name="P11">Parameters</text:p>
          </table:table-cell>
          <table:table-cell table:style-name="Table1.A2" table:number-columns-spanned="2" office:value-type="string">
            <text:p text:style-name="P11">Return</text:p>
          </table:table-cell>
          <table:covered-table-cell/>
          <table:table-cell table:style-name="Table1.A2" office:value-type="string">
            <text:p text:style-name="P11">Comment</text:p>
          </table:table-cell>
        </table:table-row>
        <table:table-row>
          <table:table-cell table:style-name="Table1.A3" office:value-type="string">
            <text:p text:style-name="P12">complete</text:p>
          </table:table-cell>
          <table:table-cell table:style-name="Table1.A3" office:value-type="string">
            <text:p text:style-name="P12"/>
          </table:table-cell>
          <table:table-cell table:style-name="Table1.A3" table:number-columns-spanned="2" office:value-type="string">
            <text:p text:style-name="P12"/>
          </table:table-cell>
          <table:covered-table-cell/>
          <table:table-cell table:style-name="Table1.A3" office:value-type="string">
            <text:p text:style-name="P12">Successfully complete</text:p>
          </table:table-cell>
        </table:table-row>
        <table:table-row>
          <table:table-cell table:style-name="Table1.A1" table:number-columns-spanned="5" office:value-type="string">
            <text:p text:style-name="P10"/>
          </table:table-cell>
          <table:covered-table-cell/>
          <table:covered-table-cell/>
          <table:covered-table-cell/>
          <table:covered-table-cell/>
        </table:table-row>
      </table:table>
      <text:h text:style-name="Heading_20_3" text:outline-level="3">Server-Client Interface</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4" office:value-type="string">
              <text:p text:style-name="P9">S-C Interface</text:p>
            </table:table-cell>
            <table:covered-table-cell/>
            <table:covered-table-cell/>
            <table:covered-table-cell/>
            <table:table-cell table:style-name="Table2.A1" office:value-type="string">
              <text:p text:style-name="P9"/>
            </table:table-cell>
          </table:table-row>
        </table:table-header-rows>
        <table:table-row>
          <table:table-cell table:style-name="Table2.A2" office:value-type="string">
            <text:p text:style-name="P9">Function</text:p>
          </table:table-cell>
          <table:table-cell table:style-name="Table2.A2" office:value-type="string">
            <text:p text:style-name="P9">Parameters</text:p>
          </table:table-cell>
          <table:table-cell table:style-name="Table2.A2" office:value-type="string">
            <text:p text:style-name="P9">Return</text:p>
          </table:table-cell>
          <table:table-cell table:style-name="Table2.A2" table:number-columns-spanned="2" office:value-type="string">
            <text:p text:style-name="P9">Comment</text:p>
          </table:table-cell>
          <table:covered-table-cell/>
        </table:table-row>
        <table:table-row>
          <table:table-cell table:style-name="Table2.A3" office:value-type="string">
            <text:p text:style-name="P10">start</text:p>
          </table:table-cell>
          <table:table-cell table:style-name="Table2.A3" office:value-type="string">
            <text:p text:style-name="P10">SIZE</text:p>
          </table:table-cell>
          <table:table-cell table:style-name="Table2.A3" office:value-type="string">
            <text:p text:style-name="P10"/>
          </table:table-cell>
          <table:table-cell table:style-name="Table2.A3" table:number-columns-spanned="2" office:value-type="string">
            <text:p text:style-name="P10">Start the server</text:p>
          </table:table-cell>
          <table:covered-table-cell/>
        </table:table-row>
        <table:table-row>
          <table:table-cell table:style-name="Table2.A3" office:value-type="string">
            <text:p text:style-name="P10">user</text:p>
          </table:table-cell>
          <table:table-cell table:style-name="Table2.A3" office:value-type="string">
            <text:p text:style-name="P10">USER</text:p>
          </table:table-cell>
          <table:table-cell table:style-name="Table2.A3" office:value-type="string">
            <text:p text:style-name="P10"/>
          </table:table-cell>
          <table:table-cell table:style-name="Table2.A3" table:number-columns-spanned="2" office:value-type="string">
            <text:p text:style-name="P10">Send player info to server</text:p>
          </table:table-cell>
          <table:covered-table-cell/>
        </table:table-row>
        <table:table-row>
          <table:table-cell table:style-name="Table2.A3" office:value-type="string">
            <text:p text:style-name="P10">size</text:p>
          </table:table-cell>
          <table:table-cell table:style-name="Table2.A3" office:value-type="string">
            <text:p text:style-name="P13"/>
          </table:table-cell>
          <table:table-cell table:style-name="Table2.A3" office:value-type="string">
            <text:p text:style-name="P13">SIZE</text:p>
          </table:table-cell>
          <table:table-cell table:style-name="Table2.A3" table:number-columns-spanned="2" office:value-type="string">
            <text:p text:style-name="P10">Get the field size</text:p>
          </table:table-cell>
          <table:covered-table-cell/>
        </table:table-row>
        <table:table-row>
          <table:table-cell table:style-name="Table2.A3" office:value-type="string">
            <text:p text:style-name="P10">field</text:p>
          </table:table-cell>
          <table:table-cell table:style-name="Table2.A3" office:value-type="string">
            <text:p text:style-name="P13"/>
          </table:table-cell>
          <table:table-cell table:style-name="Table2.A3" office:value-type="string">
            <text:p text:style-name="P13">FIELD</text:p>
          </table:table-cell>
          <table:table-cell table:style-name="Table2.A3" table:number-columns-spanned="2" office:value-type="string">
            <text:p text:style-name="P10">Get the mine field </text:p>
          </table:table-cell>
          <table:covered-table-cell/>
        </table:table-row>
        <table:table-row>
          <table:table-cell table:style-name="Table2.A3" office:value-type="string">
            <text:p text:style-name="P10">open</text:p>
          </table:table-cell>
          <table:table-cell table:style-name="Table2.A3" office:value-type="string">
            <text:p text:style-name="P10">POINT(X,Y)</text:p>
          </table:table-cell>
          <table:table-cell table:style-name="Table2.A3" office:value-type="string">
            <text:p text:style-name="P10">FIELDDIFF</text:p>
          </table:table-cell>
          <table:table-cell table:style-name="Table2.A3" table:number-columns-spanned="2" office:value-type="string">
            <text:p text:style-name="P10">Open a mine</text:p>
          </table:table-cell>
          <table:covered-table-cell/>
        </table:table-row>
        <text:soft-page-break/>
        <table:table-row>
          <table:table-cell table:style-name="Table2.A3" office:value-type="string">
            <text:p text:style-name="P10">check</text:p>
          </table:table-cell>
          <table:table-cell table:style-name="Table2.A3" office:value-type="string">
            <text:p text:style-name="P10">POINT(X,Y)</text:p>
          </table:table-cell>
          <table:table-cell table:style-name="Table2.A3" office:value-type="string">
            <text:p text:style-name="P10">CHECKFIELDDIFF</text:p>
          </table:table-cell>
          <table:table-cell table:style-name="Table2.A3" table:number-columns-spanned="2" office:value-type="string">
            <text:p text:style-name="P10">Check a block and return the field</text:p>
          </table:table-cell>
          <table:covered-table-cell/>
        </table:table-row>
        <table:table-row>
          <table:table-cell table:style-name="Table2.A3" office:value-type="string">
            <text:p text:style-name="P10">exit</text:p>
          </table:table-cell>
          <table:table-cell table:style-name="Table2.A3" office:value-type="string">
            <text:p text:style-name="P10"/>
          </table:table-cell>
          <table:table-cell table:style-name="Table2.A3" office:value-type="string">
            <text:p text:style-name="P10"/>
          </table:table-cell>
          <table:table-cell table:style-name="Table2.A3" table:number-columns-spanned="2" office:value-type="string">
            <text:p text:style-name="P10">Exit a server</text:p>
          </table:table-cell>
          <table:covered-table-cell/>
        </table:table-row>
        <table:table-row>
          <table:table-cell table:style-name="Table2.A1" table:number-columns-spanned="5" office:value-type="string">
            <text:p text:style-name="P11">C-S Interface</text:p>
          </table:table-cell>
          <table:covered-table-cell/>
          <table:covered-table-cell/>
          <table:covered-table-cell/>
          <table:covered-table-cell/>
        </table:table-row>
        <table:table-row>
          <table:table-cell table:style-name="Table2.A2" office:value-type="string">
            <text:p text:style-name="P11">Event</text:p>
          </table:table-cell>
          <table:table-cell table:style-name="Table2.A2" office:value-type="string">
            <text:p text:style-name="P11">Parameters</text:p>
          </table:table-cell>
          <table:table-cell table:style-name="Table2.A2" office:value-type="string">
            <text:p text:style-name="P11">Return</text:p>
          </table:table-cell>
          <table:table-cell table:style-name="Table2.A2" table:number-columns-spanned="2" office:value-type="string">
            <text:p text:style-name="P11">Comment</text:p>
          </table:table-cell>
          <table:covered-table-cell/>
        </table:table-row>
        <table:table-row>
          <table:table-cell table:style-name="Table2.A3" office:value-type="string">
            <text:p text:style-name="P12">lose</text:p>
          </table:table-cell>
          <table:table-cell table:style-name="Table2.A3" office:value-type="string">
            <text:p text:style-name="P12">player</text:p>
          </table:table-cell>
          <table:table-cell table:style-name="Table2.A3" office:value-type="string">
            <text:p text:style-name="P12"/>
          </table:table-cell>
          <table:table-cell table:style-name="Table2.A3" table:number-columns-spanned="2" office:value-type="string">
            <text:p text:style-name="P12">Declare a player's lost</text:p>
          </table:table-cell>
          <table:covered-table-cell/>
        </table:table-row>
        <table:table-row>
          <table:table-cell table:style-name="Table2.A3" office:value-type="string">
            <text:p text:style-name="P12">players</text:p>
          </table:table-cell>
          <table:table-cell table:style-name="Table2.A3" office:value-type="string">
            <text:p text:style-name="P12">players</text:p>
          </table:table-cell>
          <table:table-cell table:style-name="Table2.A3" office:value-type="string">
            <text:p text:style-name="P12"/>
          </table:table-cell>
          <table:table-cell table:style-name="Table2.A3" table:number-columns-spanned="2" office:value-type="string">
            <text:p text:style-name="P12">Push new player list to client</text:p>
          </table:table-cell>
          <table:covered-table-cell/>
        </table:table-row>
        <table:table-row>
          <table:table-cell table:style-name="Table2.A1" table:number-columns-spanned="5" office:value-type="string">
            <text:p text:style-name="P10"/>
          </table:table-cell>
          <table:covered-table-cell/>
          <table:covered-table-cell/>
          <table:covered-table-cell/>
          <table:covered-table-cell/>
        </table:table-row>
      </table:table>
      <text:p text:style-name="Text_20_body"/>
      <text:p text:style-name="Text_20_body"/>
      <text:p text:style-name="Text_20_body"/>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ourier" svg:font-family="Courier" style:font-adornments="Regular" style:font-family-generic="modern" style:font-pitch="fixed"/>
    <style:font-face style:name="Bitstream Charter" svg:font-family="'Bitstream Charter'" style:font-family-generic="roman" style:font-pitch="variable"/>
    <style:font-face style:name="Bitstream Charter1" svg:font-family="'Bitstream Charter'" style:font-family-generic="swiss" style:font-pitch="variable"/>
    <style:font-face style:name="DejaVu Sans" svg:font-family="'DejaVu Sans'" style:font-family-generic="swiss" style:font-pitch="variable"/>
    <style:font-face style:name="Droid Sans" svg:font-family="'Droid Sans'" style:font-family-generic="swiss" style:font-pitch="variable"/>
    <style:font-face style:name="DejaVu Sans1" svg:font-family="'DejaVu Sans'" style:font-family-generic="system" style:font-pitch="variable"/>
    <style:font-face style:name="微软雅黑" svg:font-family="微软雅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Charter"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Courier" style:font-size-asian="10.5pt"/>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微软雅黑"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fo:font-size="32pt"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8pt" fo:font-style="normal" fo:font-weight="bold" style:font-size-asian="14pt" style:font-style-asian="italic" style:font-weight-asian="bold" style:font-size-complex="14pt" style:font-style-complex="italic" style:font-weight-complex="normal"/>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chapter text:display="name" text:outline-level="1">Rexycle</text:chapter> - Page <text:page-number text:select-page="current">26</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nenoshino </meta:initial-creator>
    <meta:creation-date>2012-02-29T14:14:54</meta:creation-date>
    <dc:date>2012-04-14T22:48:07</dc:date>
    <dc:creator>羽の篠 </dc:creator>
    <meta:editing-duration>P1DT10H15M52S</meta:editing-duration>
    <meta:editing-cycles>2779</meta:editing-cycles>
    <meta:generator>LibreOffice/3.4$Unix LibreOffice_project/340m1$Build-502</meta:generator>
    <meta:document-statistic meta:table-count="7" meta:image-count="0" meta:object-count="0" meta:page-count="26" meta:paragraph-count="327" meta:word-count="2343" meta:character-count="14229" meta:non-whitespace-character-count="12218"/>
  </office:meta>
</office:document-meta>
</file>